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34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2cm" svg:stroke-color="#0000cc" draw:marker-start-width="0.3cm" draw:marker-end-width="0.3cm" draw:fill="none" draw:textarea-vertical-align="middle" fo:padding-top="0.224cm" fo:padding-bottom="0.224cm" fo:padding-left="0.349cm" fo:padding-right="0.349cm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2cm" svg:stroke-color="#ff3333" draw:marker-start-width="0.3cm" draw:marker-end-width="0.3cm" draw:fill="none" draw:textarea-vertical-align="middle" fo:padding-top="0.224cm" fo:padding-bottom="0.224cm" fo:padding-left="0.349cm" fo:padding-right="0.349cm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</style:style>
    <style:style style:name="gr11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</style:style>
    <style:style style:name="gr12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412cm"/>
    </style:style>
    <style:style style:name="gr1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173cm" fo:min-width="1.586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  <style:paragraph-properties style:writing-mode="lr-tb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  <style:paragraph-properties style:writing-mode="lr-tb"/>
    </style:style>
    <style:style style:name="gr16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/>
      <style:paragraph-properties style:writing-mode="lr-tb"/>
    </style:style>
    <style:style style:name="gr17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22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621cm" fo:min-width="0cm"/>
      <style:paragraph-properties style:writing-mode="lr-tb"/>
    </style:style>
    <style:style style:name="gr24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26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9" style:family="graphic" style:parent-style-name="standard">
      <style:graphic-properties svg:stroke-color="#ffffff" draw:fill="solid" draw:fill-color="#0000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6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4.581cm" draw:shadow-opacity="50%"/>
      <style:paragraph-properties style:writing-mode="lr-tb"/>
    </style:style>
    <style:style style:name="gr37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3.565cm" draw:shadow-opacity="50%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0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0.636cm"/>
      <style:paragraph-properties style:writing-mode="lr-tb"/>
    </style:style>
    <style:style style:name="gr42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43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4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5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  <style:paragraph-properties style:writing-mode="lr-tb"/>
    </style:style>
    <style:style style:name="gr46" style:family="graphic" style:parent-style-name="standard">
      <style:graphic-properties draw:fill="solid" draw:fill-color="#ffd320" draw:textarea-horizontal-align="justify" draw:textarea-vertical-align="middle" draw:auto-grow-height="false" fo:min-height="0.455cm" fo:min-width="1.925cm"/>
    </style:style>
    <style:style style:name="gr4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173cm" fo:min-width="3.92cm"/>
    </style:style>
    <style:style style:name="gr48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1.173cm" fo:min-width="4.936cm"/>
    </style:style>
    <style:style style:name="gr49" style:family="graphic" style:parent-style-name="standard">
      <style:graphic-properties draw:fill="solid" draw:fill-color="#999999" draw:textarea-horizontal-align="justify" draw:textarea-vertical-align="middle" draw:auto-grow-height="false" fo:min-height="0.62cm" fo:min-width="0cm"/>
    </style:style>
    <style:style style:name="gr50" style:family="graphic" style:parent-style-name="standard">
      <style:graphic-properties draw:fill="solid" draw:fill-color="#ff0066" draw:textarea-horizontal-align="justify" draw:textarea-vertical-align="middle" draw:auto-grow-height="false" fo:min-height="0.552cm" fo:min-width="0cm"/>
    </style:style>
    <style:style style:name="gr5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52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5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1.953cm"/>
    </style:style>
    <style:style style:name="gr55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2.22cm"/>
    </style:style>
    <style:style style:name="gr56" style:family="graphic" style:parent-style-name="standard">
      <style:graphic-properties draw:stroke="none" draw:fill="none" fo:min-height="0.713cm"/>
      <style:paragraph-properties style:writing-mode="lr-tb"/>
    </style:style>
    <style:style style:name="gr57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4.788cm" draw:shadow-offset-x="0.203cm" draw:shadow-offset-y="0.203cm" draw:shadow-opacity="20%"/>
      <style:paragraph-properties style:writing-mode="lr-tb"/>
    </style:style>
    <style:style style:name="gr58" style:family="graphic" style:parent-style-name="objectwithoutfill">
      <style:graphic-properties draw:stroke="dash" draw:stroke-dash="Fine_20_Dashed" svg:stroke-width="0.2cm" svg:stroke-color="#ff0000" draw:marker-start-width="0.3cm" draw:marker-end-width="0.3cm" draw:fill="none" draw:textarea-vertical-align="middle" fo:padding-top="0.225cm" fo:padding-bottom="0.225cm" fo:padding-left="0.35cm" fo:padding-right="0.35cm"/>
    </style:style>
    <style:style style:name="gr59" style:family="graphic" style:parent-style-name="objectwithoutfill">
      <style:graphic-properties draw:stroke="dash" draw:stroke-dash="Dashed_20__28_var_29_" svg:stroke-width="0.2cm" svg:stroke-color="#ff3333" draw:marker-start-width="0.5cm" draw:marker-end-width="0.5cm" draw:fill="none" draw:textarea-vertical-align="middle" fo:padding-top="0.224cm" fo:padding-bottom="0.224cm" fo:padding-left="0.349cm" fo:padding-right="0.349cm"/>
    </style:style>
    <style:style style:name="gr60" style:family="graphic" style:parent-style-name="standard">
      <style:graphic-properties draw:stroke="dash" draw:stroke-dash="Dashed_20__28_var_29_" svg:stroke-width="0.2cm" svg:stroke-color="#0000ff" draw:marker-start-width="0.5cm" draw:marker-end-width="0.5cm" draw:textarea-vertical-align="middle" fo:padding-top="0.225cm" fo:padding-bottom="0.225cm" fo:padding-left="0.35cm" fo:padding-right="0.35cm"/>
    </style:style>
    <style:style style:name="gr61" style:family="graphic" style:parent-style-name="objectwithoutfill">
      <style:graphic-properties draw:stroke="dash" draw:stroke-dash="Dashed_20__28_var_29_"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62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513cm" fo:min-width="2.701cm" draw:shadow-opacity="50%"/>
      <style:paragraph-properties style:writing-mode="lr-tb"/>
    </style:style>
    <style:style style:name="gr63" style:family="graphic" style:parent-style-name="standard">
      <style:graphic-properties draw:stroke="none" draw:fill="none" fo:min-height="0.578cm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7" style:family="graphic">
      <style:graphic-properties style:protect="size"/>
    </style:style>
    <style:style style:name="gr68" style:family="graphic" style:parent-style-name="standard">
      <style:graphic-properties draw:stroke="none" draw:fill="none" fo:min-height="19.686cm"/>
      <style:paragraph-properties style:writing-mode="lr-tb"/>
    </style:style>
    <style:style style:name="gr69" style:family="graphic" style:parent-style-name="standard">
      <style:graphic-properties draw:stroke="none" draw:fill="none" fo:min-height="0.766cm"/>
      <style:paragraph-properties style:writing-mode="lr-tb"/>
    </style:style>
    <style:style style:name="gr70" style:family="graphic" style:parent-style-name="objectwithoutfill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draw:fill="none" fo:min-height="0.637cm"/>
      <style:paragraph-properties style:writing-mode="lr-tb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74" style:family="graphic" style:parent-style-name="standard">
      <style:graphic-properties draw:stroke="none" draw:fill="none" fo:min-height="0.848cm"/>
      <style:paragraph-properties style:writing-mode="lr-tb"/>
    </style:style>
    <style:style style:name="gr75" style:family="graphic" style:parent-style-name="standard">
      <style:graphic-properties draw:stroke="none" draw:fill="none" fo:min-height="0.849cm"/>
      <style:paragraph-properties style:writing-mode="lr-tb"/>
    </style:style>
    <style:style style:name="gr76" style:family="graphic" style:parent-style-name="standard">
      <style:graphic-properties draw:stroke="none" draw:fill="none" fo:min-height="8.256cm"/>
      <style:paragraph-properties style:writing-mode="lr-tb"/>
    </style:style>
    <style:style style:name="gr77" style:family="graphic" style:parent-style-name="standard">
      <style:graphic-properties draw:stroke="none" draw:fill="none" fo:min-height="0.763cm"/>
      <style:paragraph-properties style:writing-mode="lr-tb"/>
    </style:style>
    <style:style style:name="gr78" style:family="graphic" style:parent-style-name="standard">
      <style:graphic-properties draw:stroke="none" draw:fill="none" fo:min-height="0.884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0.845cm"/>
      <style:paragraph-properties style:writing-mode="lr-tb"/>
    </style:style>
    <style:style style:name="gr80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82" style:family="graphic" style:parent-style-name="standard">
      <style:graphic-properties draw:fill="none" draw:textarea-horizontal-align="justify" draw:textarea-vertical-align="middle" draw:auto-grow-height="false" fo:min-height="0.668cm" fo:min-width="1.688cm"/>
      <style:paragraph-properties style:writing-mode="lr-tb"/>
    </style:style>
    <style:style style:name="gr83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  <style:paragraph-properties style:writing-mode="lr-tb"/>
    </style:style>
    <style:style style:name="gr84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  <style:paragraph-properties style:writing-mode="lr-tb"/>
    </style:style>
    <style:style style:name="gr8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86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767cm" fo:min-width="3.311cm" draw:shadow-offset-x="0.203cm" draw:shadow-offset-y="0.203cm" draw:shadow-opacity="40%"/>
      <style:paragraph-properties style:writing-mode="lr-tb"/>
    </style:style>
    <style:style style:name="gr87" style:family="graphic" style:parent-style-name="standard">
      <style:graphic-properties draw:opacity="40%" draw:textarea-horizontal-align="justify" draw:textarea-vertical-align="middle" draw:auto-grow-height="false" fo:min-height="0.767cm" fo:min-width="3.817cm" draw:shadow-offset-x="0.203cm" draw:shadow-offset-y="0.203cm" draw:shadow-opacity="40%"/>
      <style:paragraph-properties style:writing-mode="lr-tb"/>
    </style:style>
    <style:style style:name="gr88" style:family="graphic" style:parent-style-name="standard">
      <style:graphic-properties draw:fill="solid" draw:fill-color="#ffffff" draw:textarea-horizontal-align="justify" draw:textarea-vertical-align="middle" draw:auto-grow-height="false" fo:min-height="0.686cm" fo:min-width="2.194cm"/>
      <style:paragraph-properties style:writing-mode="lr-tb"/>
    </style:style>
    <style:style style:name="gr89" style:family="graphic" style:parent-style-name="objectwithoutfill">
      <style:graphic-properties draw:stroke="dash" draw:stroke-dash="Dashed_20__28_var_29_" draw:fill="none" draw:textarea-vertical-align="middle"/>
    </style:style>
    <style:style style:name="gr90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91" style:family="graphic" style:parent-style-name="standard">
      <style:graphic-properties draw:stroke="none" draw:fill="none" fo:min-height="13.971cm"/>
      <style:paragraph-properties style:writing-mode="lr-tb"/>
    </style:style>
    <style:style style:name="gr92" style:family="graphic" style:parent-style-name="standard">
      <style:graphic-properties draw:stroke="none" draw:fill="none" fo:min-height="10.161cm"/>
      <style:paragraph-properties style:writing-mode="lr-tb"/>
    </style:style>
    <style:style style:name="gr93" style:family="graphic" style:parent-style-name="standard">
      <style:graphic-properties draw:stroke="none" draw:fill="none" fo:min-height="0.771cm"/>
      <style:paragraph-properties style:writing-mode="lr-tb"/>
    </style:style>
    <style:style style:name="gr94" style:family="graphic" style:parent-style-name="standard">
      <style:graphic-properties draw:stroke="none" draw:fill="none" fo:min-height="3.811cm"/>
      <style:paragraph-properties style:writing-mode="lr-tb"/>
    </style:style>
    <style:style style:name="gr95" style:family="graphic" style:parent-style-name="standard">
      <style:graphic-properties draw:stroke="none" draw:fill="none" fo:min-height="3.176cm"/>
      <style:paragraph-properties style:writing-mode="lr-tb"/>
    </style:style>
    <style:style style:name="gr96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draw:stroke="dash" draw:stroke-dash="Fine_20_Dashed" svg:stroke-width="0.1cm" svg:stroke-color="#ff3333" draw:marker-start-width="0.35cm" draw:marker-end-width="0.35cm" draw:textarea-vertical-align="middle" fo:padding-top="0.175cm" fo:padding-bottom="0.175cm" fo:padding-left="0.3cm" fo:padding-right="0.3cm"/>
    </style:style>
    <style:style style:name="gr9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2.699999809265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Consolas1" fo:font-size="16.2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font-size="18pt"/>
    </style:style>
    <style:style style:name="P9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0" style:family="paragraph">
      <style:paragraph-properties fo:text-align="end" style:writing-mode="lr-tb"/>
      <style:text-properties fo:font-size="18pt"/>
    </style:style>
    <style:style style:name="P11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style:paragraph-properties fo:text-align="center" style:writing-mode="lr-tb"/>
      <style:text-properties style:font-name="Consolas1" fo:font-size="14pt" style:font-size-asian="18pt" style:font-size-complex="18pt"/>
    </style:style>
    <style:style style:name="P14" style:family="paragraph">
      <loext:graphic-properties draw:fill="solid" draw:fill-color="#ffd320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Consolas1" fo:font-size="12.6999998092651pt" style:font-size-asian="18pt" style:font-size-complex="18pt"/>
    </style:style>
    <style:style style:name="P17" style:family="paragraph">
      <loext:graphic-properties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Consolas1" fo:font-size="18pt"/>
    </style:style>
    <style:style style:name="P21" style:family="paragraph">
      <loext:graphic-properties draw:fill-color="#ccffcc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2" style:family="paragraph">
      <loext:graphic-properties draw:fill="solid" draw:fill-color="#729fc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3" style:family="paragraph">
      <loext:graphic-properties draw:fill="solid" draw:fill-color="#ff950e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4" style:family="paragraph">
      <loext:graphic-properties draw:fill="solid" draw:fill-color="#9933f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style:font-name="Consolas1" fo:font-size="18pt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7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Consolas1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cc9900" loext:opacity="100%" style:font-name="Consolas1" fo:font-size="18pt" fo:font-weight="bold" style:font-weight-asian="bold" style:font-weight-complex="bold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 style:writing-mode="lr-tb"/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ffd320"/>
      <style:paragraph-properties fo:text-align="center"/>
    </style:style>
    <style:style style:name="P34" style:family="paragraph">
      <loext:graphic-properties draw:fill="solid" draw:fill-color="#999999"/>
      <style:paragraph-properties fo:text-align="center"/>
    </style:style>
    <style:style style:name="P35" style:family="paragraph">
      <loext:graphic-properties draw:fill="solid" draw:fill-color="#ff0066"/>
      <style:paragraph-properties fo:text-align="center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solid" draw:fill-color="#ff3333" draw:opacity="20%"/>
      <style:paragraph-properties style:writing-mode="lr-tb"/>
      <style:text-properties style:font-name="Consolas1" fo:font-size="16.2999992370605pt"/>
    </style:style>
    <style:style style:name="P38" style:family="paragraph">
      <loext:graphic-properties draw:fill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loext:graphic-properties draw:fill="none"/>
      <style:paragraph-properties style:writing-mode="lr-tb"/>
      <style:text-properties fo:color="#000000" loext:opacity="100%" style:font-name="Consolas1" fo:font-size="18pt"/>
    </style:style>
    <style:style style:name="P43" style:family="paragraph">
      <loext:graphic-properties draw:fill="none"/>
      <style:paragraph-properties style:writing-mode="lr-tb"/>
      <style:text-properties style:font-name="Consolas1" fo:font-size="18pt"/>
    </style:style>
    <style:style style:name="P44" style:family="paragraph">
      <loext:graphic-properties draw:fill="none"/>
      <style:paragraph-properties style:writing-mode="lr-tb"/>
      <style:text-properties style:font-name="Consolas1"/>
    </style:style>
    <style:style style:name="P45" style:family="paragraph">
      <style:text-properties fo:color="#cc00cc" loext:opacity="100%" style:font-name="Consolas1" fo:font-size="24pt" fo:font-weight="bold" style:font-size-asian="24pt" style:font-size-complex="24pt"/>
    </style:style>
    <style:style style:name="P46" style:family="paragraph">
      <loext:graphic-properties draw:fill="none"/>
      <style:text-properties fo:color="#cc00cc" loext:opacity="100%" style:font-name="Consolas1" fo:font-size="24pt" fo:font-weight="bold" style:font-size-asian="24pt" style:font-size-complex="24pt"/>
    </style:style>
    <style:style style:name="P47" style:family="paragraph">
      <style:text-properties fo:color="#999999" loext:opacity="100%" fo:font-weight="bold"/>
    </style:style>
    <style:style style:name="P48" style:family="paragraph">
      <loext:graphic-properties draw:fill="none"/>
      <style:text-properties fo:color="#999999" loext:opacity="100%" fo:font-weight="bold"/>
    </style:style>
    <style:style style:name="P49" style:family="paragraph">
      <style:text-properties fo:color="#0000ff" loext:opacity="100%" fo:font-weight="bold"/>
    </style:style>
    <style:style style:name="P50" style:family="paragraph">
      <loext:graphic-properties draw:fill="none"/>
      <style:text-properties fo:color="#0000ff" loext:opacity="100%" fo:font-weight="bold"/>
    </style:style>
    <style:style style:name="P51" style:family="paragraph">
      <style:text-properties fo:color="#c9211e" loext:opacity="100%" fo:font-weight="bold"/>
    </style:style>
    <style:style style:name="P52" style:family="paragraph">
      <loext:graphic-properties draw:fill="none"/>
      <style:text-properties fo:color="#c9211e" loext:opacity="100%" fo:font-weight="bold"/>
    </style:style>
    <style:style style:name="P53" style:family="paragraph">
      <style:text-properties fo:color="#009933" loext:opacity="100%" fo:font-weight="bold"/>
    </style:style>
    <style:style style:name="P54" style:family="paragraph">
      <loext:graphic-properties draw:fill="none"/>
      <style:text-properties fo:color="#009933" loext:opacity="100%" fo:font-weight="bold"/>
    </style:style>
    <style:style style:name="P55" style:family="paragraph">
      <style:text-properties fo:color="#996600" loext:opacity="100%" fo:font-weight="bold"/>
    </style:style>
    <style:style style:name="P56" style:family="paragraph">
      <loext:graphic-properties draw:fill="none"/>
      <style:text-properties fo:color="#996600" loext:opacity="100%" fo:font-weight="bold" fo:background-color="#996600"/>
    </style:style>
    <style:style style:name="P57" style:family="paragraph">
      <loext:graphic-properties draw:fill-color="#ffffff"/>
      <style:paragraph-properties style:writing-mode="lr-tb"/>
      <style:text-properties fo:font-size="20pt"/>
    </style:style>
    <style:style style:name="P58" style:family="paragraph">
      <loext:graphic-properties draw:fill="none"/>
      <style:paragraph-properties style:writing-mode="lr-tb"/>
      <style:text-properties style:font-name="Consolas1" fo:font-size="18pt" style:font-size-asian="18pt" style:font-size-complex="18pt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60" style:family="paragraph">
      <loext:graphic-properties draw:fill-color="#ffffff"/>
    </style:style>
    <style:style style:name="P61" style:family="paragraph">
      <style:paragraph-properties fo:text-align="center" style:writing-mode="lr-tb"/>
      <style:text-properties style:font-name="Consolas1" fo:font-size="18pt" style:font-size-asian="18pt" style:font-size-complex="18pt"/>
    </style:style>
    <style:style style:name="P62" style:family="paragraph">
      <loext:graphic-properties draw:fill="solid" draw:fill-color="#ffd320" draw:opacity="4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63" style:family="paragraph">
      <loext:graphic-properties draw:opacity="4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64" style:family="paragraph">
      <loext:graphic-properties draw:fill="solid" draw:fill-color="#ffffff"/>
      <style:paragraph-properties fo:text-align="center"/>
    </style:style>
    <style:style style:name="P65" style:family="paragraph">
      <loext:graphic-properties draw:fill="none"/>
      <style:paragraph-properties style:writing-mode="lr-tb"/>
      <style:text-properties fo:color="#000000" loext:opacity="100%" style:font-name="Consolas1"/>
    </style:style>
    <style:style style:name="T1" style:family="text">
      <style:text-properties style:font-name="Consolas1" fo:font-size="14pt" style:font-size-asian="18pt" style:font-size-complex="18pt"/>
    </style:style>
    <style:style style:name="T2" style:family="text">
      <style:text-properties style:font-name="Consolas1" fo:font-size="16.2999992370605pt"/>
    </style:style>
    <style:style style:name="T3" style:family="text">
      <style:text-properties fo:font-size="18pt"/>
    </style:style>
    <style:style style:name="T4" style:family="text">
      <style:text-properties style:font-name="Consolas1" fo:font-size="18pt"/>
    </style:style>
    <style:style style:name="T5" style:family="text">
      <style:text-properties style:font-name="Consolas1" fo:font-size="18pt" fo:font-style="normal" style:font-style-asian="normal" style:font-style-complex="normal"/>
    </style:style>
    <style:style style:name="T6" style:family="text"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onsolas1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onsolas1" fo:font-size="18pt" fo:font-weight="bold" style:font-weight-asian="bold" style:font-weight-complex="bold"/>
    </style:style>
    <style:style style:name="T9" style:family="text">
      <style:text-properties fo:color="#cc9900" loext:opacity="100%" style:font-name="Consolas1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c9900" loext:opacity="100%" style:font-name="Consolas1" fo:font-size="18pt" fo:font-weight="bold" style:font-weight-asian="bold" style:font-weight-complex="bold"/>
    </style:style>
    <style:style style:name="T11" style:family="text">
      <style:text-properties fo:color="#669900" loext:opacity="100%" style:font-name="Consola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onsolas1" fo:font-size="18pt" fo:background-color="#cccccc"/>
    </style:style>
    <style:style style:name="T15" style:family="text">
      <style:text-properties fo:color="#000000" loext:opacity="100%" style:font-name="Consolas1" fo:font-size="18pt" fo:background-color="#9999ff"/>
    </style:style>
    <style:style style:name="T16" style:family="text">
      <style:text-properties fo:color="#000000" loext:opacity="100%" style:font-name="Consolas1" fo:font-size="18pt" fo:background-color="#ff9999"/>
    </style:style>
    <style:style style:name="T17" style:family="text">
      <style:text-properties fo:color="#000000" loext:opacity="100%" style:font-name="Consolas1" fo:font-size="18pt" fo:background-color="#99ff66"/>
    </style:style>
    <style:style style:name="T18" style:family="text">
      <style:text-properties fo:color="#000000" loext:opacity="100%" style:font-name="Consolas1" fo:font-size="18pt" fo:background-color="#ffff66"/>
    </style:style>
    <style:style style:name="T19" style:family="text">
      <style:text-properties fo:color="#000000" loext:opacity="100%" style:font-name="Consolas1" fo:font-size="18pt" fo:background-color="#ff66cc"/>
    </style:style>
    <style:style style:name="T20" style:family="text">
      <style:text-properties style:font-name="Consolas1"/>
    </style:style>
    <style:style style:name="T21" style:family="text">
      <style:text-properties fo:color="#999999" loext:opacity="100%" style:font-name="Consolas1"/>
    </style:style>
    <style:style style:name="T22" style:family="text">
      <style:text-properties fo:color="#cc00cc" loext:opacity="100%" style:font-name="Consolas1" fo:font-size="24pt" style:font-size-asian="24pt" style:font-size-complex="24pt"/>
    </style:style>
    <style:style style:name="T23" style:family="text">
      <style:text-properties fo:color="#999999" loext:opacity="100%" style:font-name="Consolas1" fo:font-size="24pt" style:font-size-asian="24pt" style:font-size-complex="24pt"/>
    </style:style>
    <style:style style:name="T24" style:family="text">
      <style:text-properties fo:color="#0000ff" loext:opacity="100%" style:font-name="Consolas1" fo:font-size="24pt" style:font-size-asian="24pt" style:font-size-complex="24pt"/>
    </style:style>
    <style:style style:name="T25" style:family="text">
      <style:text-properties fo:color="#c9211e" loext:opacity="100%" style:font-name="Consolas1" fo:font-size="24pt" style:font-size-asian="24pt" style:font-size-complex="24pt"/>
    </style:style>
    <style:style style:name="T26" style:family="text">
      <style:text-properties fo:color="#009933" loext:opacity="100%" style:font-name="Consolas1" fo:font-size="24pt" style:font-size-asian="24pt" style:font-size-complex="24pt"/>
    </style:style>
    <style:style style:name="T27" style:family="text">
      <style:text-properties fo:color="#996600" loext:opacity="100%" style:font-name="Consolas1" fo:font-size="24pt" style:font-size-asian="24pt" style:font-size-complex="24pt"/>
    </style:style>
    <style:style style:name="T28" style:family="text">
      <style:text-properties style:font-name="Consolas1" fo:font-size="18pt" fo:background-color="#cccccc" style:font-size-asian="18pt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cccccc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99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ff9999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ff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Consolas1" fo:font-size="18pt" fo:background-color="#99ff66" style:font-size-asian="18pt" style:font-size-complex="18pt"/>
    </style:style>
    <style:style style:name="T34" style:family="text">
      <style:text-properties fo:color="#000000" loext:opacity="100%" style:font-name="Consolas1" fo:font-size="18pt" fo:background-color="#ffff66" style:font-size-asian="18pt" style:font-size-complex="18pt"/>
    </style:style>
    <style:style style:name="T35" style:family="text">
      <style:text-properties style:font-name="Consolas1" fo:font-size="18pt" fo:background-color="#ff66cc" style:font-size-asian="18pt" style:font-size-complex="18pt"/>
    </style:style>
    <style:style style:name="T36" style:family="text">
      <style:text-properties style:font-name="Consolas1" fo:font-size="18pt" style:font-size-asian="18pt" style:font-size-complex="18pt"/>
    </style:style>
    <style:style style:name="T37" style:family="text">
      <style:text-properties fo:color="#000000" loext:opacity="100%" style:font-name="Consolas1"/>
    </style:style>
    <style:style style:name="T38" style:family="text">
      <style:text-properties fo:color="#000000" loext:opacity="100%" style:font-name="Consolas1" fo:background-color="#cccccc"/>
    </style:style>
    <style:style style:name="T39" style:family="text">
      <style:text-properties fo:color="#000000" loext:opacity="100%" style:font-name="Consolas1" fo:background-color="#9999ff"/>
    </style:style>
    <style:style style:name="T40" style:family="text">
      <style:text-properties fo:color="#000000" loext:opacity="100%" style:font-name="Consolas1" fo:background-color="#ff9999"/>
    </style:style>
    <style:style style:name="T41" style:family="text">
      <style:text-properties fo:color="#000000" loext:opacity="100%" style:font-name="Consolas1" fo:background-color="#99ff66"/>
    </style:style>
    <style:style style:name="T42" style:family="text">
      <style:text-properties fo:color="#000000" loext:opacity="100%" style:font-name="Consolas1" fo:background-color="#ffff66"/>
    </style:style>
    <style:style style:name="T43" style:family="text">
      <style:text-properties fo:color="#000000" loext:opacity="100%" style:font-name="Consolas1" fo:background-color="#ff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34.01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35.359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36.771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2.76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5" draw:id="id5" draw:layer="layout" svg:width="1.315cm" svg:height="0.871cm" svg:x="34.695cm" svg:y="3.531cm">
          <draw:text-box>
            <text:p><text:span text:style-name="T1">orf</text:span></text:p>
          </draw:text-box>
        </draw:frame>
        <draw:frame draw:style-name="gr6" draw:text-style-name="P6" xml:id="id2" draw:id="id2" draw:layer="layout" svg:width="2.84cm" svg:height="0.899cm" svg:x="34.165cm" svg:y="7.558cm">
          <draw:text-box>
            <text:p><text:span text:style-name="T2">pUC amp</text:span></text:p>
          </draw:text-box>
        </draw:frame>
        <draw:connector draw:style-name="gr7" draw:text-style-name="P7" draw:layer="layout" draw:type="curve" svg:x1="31.517cm" svg:y1="5.841cm" svg:x2="34.165cm" svg:y2="8.007cm" draw:start-shape="id1" draw:start-glue-point="3" draw:end-shape="id2" draw:end-glue-point="3" svg:d="M31517 5841c-751 0-2075 2166 2648 2166" svg:viewBox="0 0 3409 2167">
          <text:p/>
        </draw:connector>
        <draw:connector draw:style-name="gr7" draw:text-style-name="P7" draw:layer="layout" draw:type="curve" svg:x1="39.44cm" svg:y1="5.841cm" svg:x2="37.005cm" svg:y2="8.007cm" draw:start-shape="id3" draw:start-glue-point="1" draw:end-shape="id2" draw:end-glue-point="1" svg:d="M39440 5841c750 0 1967 2166-2435 2166" svg:viewBox="0 0 3179 2167">
          <text:p/>
        </draw:connector>
        <draw:connector draw:style-name="gr8" draw:text-style-name="P7" draw:layer="layout" draw:type="line" svg:x1="31.979cm" svg:y1="4.443cm" svg:x2="34.032cm" svg:y2="5.507cm" draw:start-shape="id4" draw:start-glue-point="2" svg:d="M31979 4443l2053 1064" svg:viewBox="0 0 2054 1065">
          <text:p/>
        </draw:connector>
        <draw:connector draw:style-name="gr8" draw:text-style-name="P7" draw:layer="layout" draw:type="line" svg:x1="35.352cm" svg:y1="4.402cm" svg:x2="35.355cm" svg:y2="5.5cm" draw:start-shape="id5" draw:start-glue-point="2" svg:d="M35352 4402l3 1098" svg:viewBox="0 0 4 1099">
          <text:p/>
        </draw:connector>
        <draw:connector draw:style-name="gr8" draw:text-style-name="P7" draw:layer="layout" draw:type="line" svg:x1="39.08cm" svg:y1="4.383cm" svg:x2="36.761cm" svg:y2="5.507cm" draw:start-shape="id6" draw:start-glue-point="2" svg:d="M39080 4383l-2319 1124" svg:viewBox="0 0 2320 1125">
          <text:p/>
        </draw:connector>
        <draw:connector draw:style-name="gr9" draw:text-style-name="P7" draw:layer="layout" draw:type="curve" svg:x1="8.517cm" svg:y1="22.073cm" svg:x2="9.831cm" svg:y2="25.744cm" draw:start-shape="id7" draw:start-glue-point="3" draw:end-shape="id8" draw:end-glue-point="3" svg:d="M8517 22073c-753 0-1410 3671 1314 3671" svg:viewBox="0 0 1974 3672">
          <text:p/>
        </draw:connector>
        <draw:custom-shape draw:style-name="gr10" draw:text-style-name="P1" draw:layer="layout" svg:width="5.331cm" svg:height="1.575cm" svg:x="9.20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2.374cm" svg:y="4.18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5.88cm" svg:y="7.62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0.171cm" svg:y="7.624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6.963cm" svg:y="4.18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2cm" svg:y="4.1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8.344cm" svg:y="7.62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4.532cm" svg:y="4.1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2.724cm" svg:y="7.62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0.531cm" svg:height="0.92cm" svg:x="9.165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56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85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5.078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078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8.891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9.734cm" svg:y="12.66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6" draw:layer="layout" svg:width="1.467cm" svg:height="0.871cm" svg:x="13.526cm" svg:y="13.808cm">
          <draw:text-box>
            <text:p text:style-name="P15"><text:span text:style-name="T1">orf</text:span></text:p>
          </draw:text-box>
        </draw:frame>
        <draw:custom-shape draw:style-name="gr24" draw:text-style-name="P17" draw:layer="layout" svg:width="3.194cm" svg:height="0.852cm" svg:x="15.697cm" svg:y="14.8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3.451cm" svg:height="0.886cm" svg:x="8.718cm" svg:y="11.651cm">
          <draw:text-box>
            <text:p><text:span text:style-name="T4">577..5</text:span><text:span text:style-name="T4">67</text:span></text:p>
          </draw:text-box>
        </draw:frame>
        <draw:frame draw:style-name="gr25" draw:text-style-name="P20" draw:layer="layout" svg:width="3.722cm" svg:height="0.886cm" svg:x="14.201cm" svg:y="12.806cm">
          <draw:text-box>
            <text:p text:style-name="P19"><text:span text:style-name="T4">468..4</text:span><text:span text:style-name="T4">67</text:span></text:p>
          </draw:text-box>
        </draw:frame>
        <draw:frame draw:style-name="gr25" draw:text-style-name="P18" draw:layer="layout" svg:width="3.471cm" svg:height="0.886cm" svg:x="17.757cm" svg:y="13.974cm">
          <draw:text-box>
            <text:p><text:span text:style-name="T4">568..5</text:span><text:span text:style-name="T4">78</text:span></text:p>
          </draw:text-box>
        </draw:frame>
        <draw:custom-shape draw:style-name="gr17" draw:text-style-name="P4" draw:layer="layout" svg:width="0.531cm" svg:height="0.92cm" svg:x="9.117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08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18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9.243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048cm" svg:height="0.912cm" svg:x="9.686cm" svg:y="19.929cm">
          <text:p text:style-name="P13"><text:span text:style-name="T1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478cm" svg:y="19.95cm">
          <draw:text-box>
            <text:p text:style-name="P15"><text:span text:style-name="T1">orf1</text:span></text:p>
          </draw:text-box>
        </draw:frame>
        <draw:custom-shape draw:style-name="gr24" draw:text-style-name="P17" draw:layer="layout" svg:width="3.194cm" svg:height="0.852cm" svg:x="16.049cm" svg:y="19.959cm">
          <text:p text:style-name="P13"><text:span text:style-name="T1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8" draw:layer="layout" svg:width="3.314cm" svg:height="1.013cm" svg:x="10.473cm" svg:y="18.52cm">
          <draw:text-box>
            <text:p><text:span text:style-name="T4">577..4</text:span><text:span text:style-name="T4">94</text:span></text:p>
          </draw:text-box>
        </draw:frame>
        <draw:custom-shape draw:style-name="gr29" draw:text-style-name="P4" draw:layer="layout" svg:width="0.531cm" svg:height="0.92cm" svg:x="15.521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9.212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1.922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25.647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048cm" svg:height="0.912cm" svg:x="16.09cm" svg:y="21.754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9.882cm" svg:y="21.795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453cm" svg:y="21.814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531cm" svg:height="0.92cm" svg:x="21.971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25.662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372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097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048cm" svg:height="0.912cm" svg:x="22.54cm" svg:y="23.52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6.332cm" svg:y="23.569cm">
          <draw:text-box>
            <text:p text:style-name="P15"><text:span text:style-name="T1">orf3</text:span></text:p>
          </draw:text-box>
        </draw:frame>
        <draw:custom-shape draw:style-name="gr33" draw:text-style-name="P24" draw:layer="layout" svg:width="3.194cm" svg:height="0.852cm" svg:x="28.903cm" svg:y="23.588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4.259cm" svg:height="0.886cm" svg:x="27.161cm" svg:y="21.949cm">
          <draw:text-box>
            <text:p><text:span text:style-name="T4">1123..</text:span><text:span text:style-name="T4">578</text:span></text:p>
          </draw:text-box>
        </draw:frame>
        <draw:frame draw:style-name="gr25" draw:text-style-name="P18" draw:layer="layout" svg:width="3.833cm" svg:height="0.886cm" svg:x="22.654cm" svg:y="19.917cm">
          <draw:text-box>
            <text:p><text:span text:style-name="T4">1123..</text:span><text:span text:style-name="T4">494</text:span></text:p>
          </draw:text-box>
        </draw:frame>
        <draw:line draw:style-name="gr34" draw:text-style-name="P7" draw:layer="layout" svg:x1="9.2cm" svg:y1="2.515cm" svg:x2="9.2cm" svg:y2="6.846cm">
          <text:p/>
        </draw:line>
        <draw:line draw:style-name="gr34" draw:text-style-name="P7" draw:layer="layout" svg:x1="14.567cm" svg:y1="2.515cm" svg:x2="14.567cm" svg:y2="6.668cm">
          <text:p/>
        </draw:line>
        <draw:frame draw:style-name="gr25" draw:text-style-name="P25" draw:layer="layout" svg:width="2.213cm" svg:height="0.886cm" svg:x="8.052cm" svg:y="1.522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3.432cm" svg:y="1.522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8.974cm" svg:y="1.522cm">
          <draw:text-box>
            <text:p><text:span text:style-name="T5">EcoRV</text:span></text:p>
          </draw:text-box>
        </draw:frame>
        <draw:line draw:style-name="gr34" draw:text-style-name="P7" draw:layer="layout" svg:x1="20.041cm" svg:y1="2.515cm" svg:x2="20.09cm" svg:y2="8.64cm">
          <text:p/>
        </draw:line>
        <draw:frame draw:style-name="gr35" draw:text-style-name="P18" draw:layer="layout" svg:width="4.826cm" svg:height="2.791cm" svg:x="-13.74cm" svg:y="2.39cm">
          <draw:text-box>
            <text:p><text:span text:style-name="T4"/></text:p>
            <text:p><text:span text:style-name="T4"/></text:p>
          </draw:text-box>
        </draw:frame>
        <draw:custom-shape draw:style-name="gr36" draw:text-style-name="P27" draw:layer="layout" svg:width="5.08cm" svg:height="2.541cm" svg:x="0.991cm" svg:y="13.691cm">
          <text:p text:style-name="P26"><text:span text:style-name="T4">Transcription </text:span></text:p>
          <text:p text:style-name="P26"><text:span text:style-name="T4">Unit (TU)</text:span></text:p>
          <draw:enhanced-geometry svg:viewBox="0 0 21600 21600" draw:mirror-horizontal="false" draw:mirror-vertical="false" draw:text-areas="0 0 21600 21600" draw:type="pentagon-right" draw:modifiers="19457.42963983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7" draw:text-style-name="P27" draw:layer="layout" svg:width="4.064cm" svg:height="3.048cm" svg:x="2.523cm" svg:y="21.311cm">
          <text:p text:style-name="P26"><text:span text:style-name="T4">Multiple </text:span></text:p>
          <text:p text:style-name="P26"><text:span text:style-name="T4">Expression</text:span></text:p>
          <text:p text:style-name="P26"><text:span text:style-name="T4">Construct</text:span></text:p>
          <draw:enhanced-geometry svg:viewBox="0 0 21600 21600" draw:mirror-horizontal="false" draw:mirror-vertical="false" draw:text-areas="0 0 21600 21600" draw:type="pentagon-right" draw:modifiers="18985.68265682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8" draw:text-style-name="P28" draw:layer="layout" svg:width="13.716cm" svg:height="1.381cm" svg:x="27.305cm" svg:y="1.134cm">
          <draw:text-box>
            <text:p><text:span text:style-name="T6">The </text:span><text:span text:style-name="T6">Yea</text:span><text:span text:style-name="T6">st </text:span><text:span text:style-name="T6">Pat</text:span><text:span text:style-name="T6">hwa</text:span><text:span text:style-name="T6">y </text:span><text:span text:style-name="T6">Kit</text:span></text:p>
          </draw:text-box>
        </draw:frame>
        <draw:frame draw:style-name="gr39" draw:text-style-name="P29" xml:id="id9" draw:id="id9" draw:layer="layout" svg:width="2.032cm" svg:height="1.016cm" svg:x="7.979cm" svg:y="8.039cm">
          <draw:text-box>
            <text:p><text:span text:style-name="T7">Not</text:span><text:span text:style-name="T8">I</text:span></text:p>
          </draw:text-box>
        </draw:frame>
        <draw:frame draw:style-name="gr39" draw:text-style-name="P30" xml:id="id10" draw:id="id10" draw:layer="layout" svg:width="2.032cm" svg:height="1.016cm" svg:x="22.548cm" svg:y="2.712cm">
          <draw:text-box>
            <text:p><text:span text:style-name="T9">Pac</text:span><text:span text:style-name="T10">I</text:span></text:p>
          </draw:text-box>
        </draw:frame>
        <draw:frame draw:style-name="gr39" draw:text-style-name="P29" xml:id="id11" draw:id="id11" draw:layer="layout" svg:width="3.048cm" svg:height="1.016cm" svg:x="23.473cm" svg:y="3.721cm">
          <draw:text-box>
            <text:p><text:span text:style-name="T7">Acc</text:span><text:span text:style-name="T8">III</text:span></text:p>
          </draw:text-box>
        </draw:frame>
        <draw:connector draw:style-name="gr40" draw:text-style-name="P7" draw:layer="layout" draw:type="line" svg:x1="8.995cm" svg:y1="8.039cm" svg:x2="8.988cm" svg:y2="7.302cm" draw:start-shape="id9" svg:d="M8995 8039l-7-737" svg:viewBox="0 0 8 738">
          <text:p/>
        </draw:connector>
        <draw:connector draw:style-name="gr40" draw:text-style-name="P7" xml:id="id12" draw:id="id12" draw:layer="layout" draw:type="line" svg:x1="22.548cm" svg:y1="3.22cm" svg:x2="20.273cm" svg:y2="5.364cm" draw:start-shape="id10" draw:start-glue-point="3" svg:d="M22548 3220l-2275 2144" svg:viewBox="0 0 2276 2145">
          <text:p/>
        </draw:connector>
        <draw:connector draw:style-name="gr40" draw:text-style-name="P7" draw:layer="layout" draw:type="line" svg:x1="23.473cm" svg:y1="4.229cm" svg:x2="20.273cm" svg:y2="5.364cm" draw:start-shape="id11" draw:start-glue-point="3" draw:end-shape="id12" draw:end-glue-point="3" svg:d="M23473 4229l-3200 1135" svg:viewBox="0 0 3201 1136">
          <text:p/>
        </draw:connector>
        <draw:frame draw:style-name="gr41" draw:text-style-name="P32" xml:id="id13" draw:id="id13" draw:layer="layout" svg:width="1.963cm" svg:height="0.886cm" svg:x="17.376cm" svg:y="2.82cm">
          <draw:text-box>
            <text:p text:style-name="P31"><text:span text:style-name="T11">Sm</text:span><text:span text:style-name="T11">i</text:span><text:span text:style-name="T12">I</text:span></text:p>
          </draw:text-box>
        </draw:frame>
        <draw:connector draw:style-name="gr40" draw:text-style-name="P7" draw:layer="layout" draw:type="line" svg:x1="19.339cm" svg:y1="3.263cm" svg:x2="19.832cm" svg:y2="5.305cm" draw:start-shape="id13" draw:start-glue-point="1" svg:d="M19339 3263l493 2042" svg:viewBox="0 0 494 2043">
          <text:p/>
        </draw:connector>
        <draw:custom-shape draw:style-name="gr17" draw:text-style-name="P4" draw:layer="layout" svg:width="0.531cm" svg:height="0.92cm" svg:x="9.144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85cm" svg:x="12.835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4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.048cm" svg:height="0.85cm" svg:x="9.713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505cm" svg:y="27.742cm">
          <draw:text-box>
            <text:p text:style-name="P15"><text:span text:style-name="T1">orf1</text:span></text:p>
          </draw:text-box>
        </draw:frame>
        <draw:custom-shape draw:style-name="gr42" draw:text-style-name="P12" draw:layer="layout" svg:width="0.531cm" svg:height="0.85cm" svg:x="19.439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2.14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.048cm" svg:height="0.85cm" svg:x="16.117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0.109cm" svg:y="27.742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68cm" svg:y="27.761cm">
          <text:p text:style-name="P13"><text:span text:style-name="T1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0.531cm" svg:height="0.92cm" svg:x="25.789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49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224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1.935cm" svg:height="0.871cm" svg:x="26.459cm" svg:y="27.742cm">
          <draw:text-box>
            <text:p text:style-name="P15"><text:span text:style-name="T1">orf3</text:span></text:p>
          </draw:text-box>
        </draw:frame>
        <draw:custom-shape draw:style-name="gr45" draw:text-style-name="P24" draw:layer="layout" svg:width="3.194cm" svg:height="0.85cm" svg:x="29.03cm" svg:y="27.7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33" draw:layer="layout" svg:width="5.842cm" svg:height="1.016cm" svg:x="17.509cm" svg:y="26.13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4.572cm" svg:height="1.575cm" svg:x="2.39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2.20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0.531cm" svg:height="0.92cm" svg:x="8.517cm" svg:y="1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668cm" svg:y="23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7" draw:id="id7" draw:layer="layout" svg:width="0.531cm" svg:height="0.92cm" svg:x="8.517cm" svg:y="21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7" draw:id="id17" draw:layer="layout" svg:width="0.531cm" svg:height="0.852cm" svg:x="32.668cm" svg:y="21.9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4" xml:id="id1" draw:id="id1" draw:layer="layout" svg:width="1.257cm" svg:height="0.759cm" svg:x="31.517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5" xml:id="id3" draw:id="id3" draw:layer="layout" svg:width="1.257cm" svg:height="0.759cm" svg:x="38.183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7" draw:layer="layout" svg:x1="30.94cm" svg:y1="13.838cm" svg:x2="30.94cm" svg:y2="13.484cm">
          <text:p/>
        </draw:line>
        <draw:custom-shape draw:style-name="gr54" draw:text-style-name="P34" xml:id="id14" draw:id="id14" draw:layer="layout" svg:width="2.527cm" svg:height="0.759cm" svg:x="28.4cm" svg:y="13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xml:id="id16" draw:id="id16" draw:layer="layout" svg:width="2.794cm" svg:height="0.759cm" svg:x="30.94cm" svg:y="13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6" draw:layer="layout" svg:width="8.156cm" svg:height="0.963cm" svg:x="27.13cm" svg:y="12.113cm">
          <draw:text-box>
            <text:p>ZraI AatII FspAI EcoRV</text:p>
          </draw:text-box>
        </draw:frame>
        <draw:connector draw:style-name="gr9" draw:text-style-name="P7" draw:layer="layout" draw:type="curve" svg:x1="28.4cm" svg:y1="14.217cm" svg:x2="28.169cm" svg:y2="16.797cm" draw:start-shape="id14" draw:start-glue-point="3" draw:end-shape="id15" draw:end-glue-point="3" svg:d="M28400 14217c-1098 0-982 2580-231 2580" svg:viewBox="0 0 811 2581">
          <text:p/>
        </draw:connector>
        <draw:connector draw:style-name="gr9" draw:text-style-name="P7" draw:layer="layout" draw:type="curve" svg:x1="33.734cm" svg:y1="14.22cm" svg:x2="33.457cm" svg:y2="16.797cm" draw:start-shape="id16" draw:start-glue-point="1" draw:end-shape="id15" draw:end-glue-point="1" svg:d="M33734 14220c751 0 890 2577-277 2577" svg:viewBox="0 0 860 2578">
          <text:p/>
        </draw:connector>
        <draw:frame draw:style-name="gr57" draw:text-style-name="P37" xml:id="id15" draw:id="id15" draw:layer="layout" svg:width="5.288cm" svg:height="0.899cm" svg:x="28.169cm" svg:y="16.348cm">
          <draw:text-box>
            <text:p><text:span text:style-name="T2">pUC </text:span><text:span text:style-name="T2">amp </text:span><text:span text:style-name="T2">URA</text:span><text:span text:style-name="T2">3 </text:span><text:span text:style-name="T2">2µ</text:span></text:p>
          </draw:text-box>
        </draw:frame>
        <draw:line draw:style-name="gr58" draw:text-style-name="P7" xml:id="id8" draw:id="id8" draw:layer="layout" svg:x1="9.831cm" svg:y1="25.721cm" svg:x2="33.199cm" svg:y2="25.767cm">
          <text:p/>
        </draw:line>
        <draw:connector draw:style-name="gr9" draw:text-style-name="P7" draw:layer="layout" draw:type="curve" svg:x1="33.199cm" svg:y1="25.744cm" svg:x2="33.199cm" svg:y2="22.385cm" draw:start-shape="id8" draw:start-glue-point="1" draw:end-shape="id17" draw:end-glue-point="1" svg:d="M33199 25744c900 0 900-3359 0-3359" svg:viewBox="0 0 676 3360">
          <text:p/>
        </draw:connector>
        <draw:custom-shape draw:style-name="gr49" draw:text-style-name="P34" draw:layer="layout" svg:width="0.531cm" svg:height="0.92cm" svg:x="8.453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75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draw:layer="layout" svg:x1="6.929cm" svg:y1="28.613cm" svg:x2="8.453cm" svg:y2="28.613cm">
          <text:p/>
        </draw:line>
        <draw:line draw:style-name="gr58" draw:text-style-name="P7" draw:layer="layout" svg:x1="33.345cm" svg:y1="28.613cm" svg:x2="34.869cm" svg:y2="28.613cm">
          <text:p/>
        </draw:line>
        <draw:connector draw:style-name="gr59" draw:text-style-name="P7" draw:layer="layout" draw:type="curve" svg:x1="8.59cm" svg:y1="14.27cm" svg:x2="11.661cm" svg:y2="17.278cm" draw:start-shape="id18" draw:start-glue-point="3" draw:end-shape="id19" draw:end-glue-point="3" svg:d="M8590 14270c-753 0-2288 3008 3071 3008" svg:viewBox="0 0 3867 3009">
          <text:p/>
        </draw:connector>
        <draw:custom-shape draw:style-name="gr49" draw:text-style-name="P34" xml:id="id18" draw:id="id18" draw:layer="layout" svg:width="0.531cm" svg:height="0.92cm" svg:x="8.59cm" svg:y="1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0" draw:id="id20" draw:layer="layout" svg:width="0.531cm" svg:height="0.852cm" svg:x="19.543cm" svg:y="15.8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19" draw:id="id19" draw:layer="layout" svg:x1="11.661cm" svg:y1="17.278cm" svg:x2="19.027cm" svg:y2="17.278cm">
          <text:p/>
        </draw:line>
        <draw:connector draw:style-name="gr9" draw:text-style-name="P7" draw:layer="layout" draw:type="curve" svg:x1="19.027cm" svg:y1="17.278cm" svg:x2="20.074cm" svg:y2="16.28cm" draw:start-shape="id19" draw:start-glue-point="1" draw:end-shape="id20" draw:end-glue-point="1" svg:d="M19027 17278c2322 0 1798-998 1047-998" svg:viewBox="0 0 1685 999">
          <text:p/>
        </draw:connector>
        <draw:custom-shape draw:style-name="gr49" draw:text-style-name="P34" draw:layer="layout" svg:width="0.531cm" svg:height="0.92cm" svg:x="8.59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9.491cm" svg:y="14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" draw:id="id4" draw:layer="layout" svg:width="3.048cm" svg:height="0.912cm" svg:x="30.455cm" svg:y="3.531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xml:id="id6" draw:id="id6" draw:layer="layout" svg:width="3.194cm" svg:height="0.852cm" svg:x="37.483cm" svg:y="3.531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ellipse draw:style-name="gr60" draw:text-style-name="P15" xml:id="id21" draw:id="id21" draw:layer="layout" svg:width="2.639cm" svg:height="2.138cm" svg:x="1.499cm" svg:y="7.193cm" draw:kind="arc" draw:start-angle="93.73" draw:end-angle="261.74">
          <text:p/>
        </draw:ellipse>
        <draw:ellipse draw:style-name="gr60" draw:text-style-name="P15" xml:id="id22" draw:id="id22" draw:layer="layout" svg:width="2.639cm" svg:height="2.138cm" svg:x="26.4cm" svg:y="7.193cm" draw:kind="arc" draw:start-angle="278.32" draw:end-angle="86.22">
          <text:p/>
        </draw:ellipse>
        <draw:connector draw:style-name="gr61" draw:text-style-name="P7" draw:layer="layout" draw:type="line" svg:x1="2.733cm" svg:y1="9.32cm" svg:x2="27.806cm" svg:y2="9.32cm" draw:start-shape="id21" draw:start-glue-point="2" draw:end-shape="id22" draw:end-glue-point="2" svg:d="M2733 9320h25073" svg:viewBox="0 0 25074 1">
          <text:p/>
        </draw:connector>
        <draw:custom-shape draw:style-name="gr62" draw:text-style-name="P27" draw:layer="layout" svg:width="3.2cm" svg:height="2.762cm" svg:x="36.321cm" svg:y="14.199cm">
          <text:p text:style-name="P26"><text:span text:style-name="T4">Bac</text:span><text:span text:style-name="T4">kbo</text:span><text:span text:style-name="T4">ne</text:span></text:p>
          <text:p text:style-name="P26"><text:span text:style-name="T4">vec</text:span><text:span text:style-name="T4">tor</text:span></text:p>
          <draw:enhanced-geometry svg:viewBox="0 0 21600 21600" draw:mirror-horizontal="true" draw:mirror-vertical="false" draw:text-areas="0 0 21600 21600" draw:type="pentagon-right" draw:modifiers="18637.6757263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3" draw:text-style-name="P38" draw:layer="layout" svg:width="2.407cm" svg:height="0.828cm" svg:x="29.693cm" svg:y="15.215cm">
          <draw:text-box>
            <text:p><text:span text:style-name="T13">pYP</text:span><text:span text:style-name="T13">Kpw</text:span></text:p>
          </draw:text-box>
        </draw:frame>
        <draw:frame draw:style-name="gr64" draw:text-style-name="P40" draw:layer="layout" svg:width="2.09cm" svg:height="0.828cm" svg:x="34.461cm" svg:y="6.579cm">
          <draw:text-box>
            <text:p text:style-name="P39"><text:span text:style-name="T2">pYP</text:span><text:span text:style-name="T2">Ka</text:span></text:p>
          </draw:text-box>
        </draw:frame>
        <draw:frame draw:style-name="gr65" draw:text-style-name="P40" draw:layer="layout" svg:width="2.09cm" svg:height="0.828cm" svg:x="2.203cm" svg:y="7.849cm">
          <draw:text-box>
            <text:p text:style-name="P39"><text:span text:style-name="T2">pYP</text:span><text:span text:style-name="T2">Ka</text:span></text:p>
          </draw:text-box>
        </draw:frame>
        <draw:line draw:style-name="gr66" draw:text-style-name="P7" draw:layer="layout" svg:x1="17.001cm" svg:y1="21.057cm" svg:x2="18.017cm" svg:y2="21.565cm">
          <text:p/>
        </draw:line>
        <draw:line draw:style-name="gr66" draw:text-style-name="P7" draw:layer="layout" svg:x1="17.001cm" svg:y1="21.565cm" svg:x2="18.017cm" svg:y2="21.057cm">
          <text:p/>
        </draw:line>
        <draw:line draw:style-name="gr66" draw:text-style-name="P7" draw:layer="layout" svg:x1="23.459cm" svg:y1="22.837cm" svg:x2="24.475cm" svg:y2="23.345cm">
          <text:p/>
        </draw:line>
        <draw:line draw:style-name="gr66" draw:text-style-name="P7" draw:layer="layout" svg:x1="23.459cm" svg:y1="23.345cm" svg:x2="24.475cm" svg:y2="22.837cm">
          <text:p/>
        </draw:line>
        <draw:line draw:style-name="gr66" draw:text-style-name="P7" draw:layer="layout" svg:x1="8.601cm" svg:y1="20.985cm" svg:x2="8.957cm" svg:y2="21.493cm">
          <text:p/>
        </draw:line>
        <draw:line draw:style-name="gr66" draw:text-style-name="P7" draw:layer="layout" svg:x1="8.957cm" svg:y1="20.985cm" svg:x2="8.601cm" svg:y2="21.493cm">
          <text:p/>
        </draw:line>
        <draw:line draw:style-name="gr66" draw:text-style-name="P7" draw:layer="layout" svg:x1="32.765cm" svg:y1="22.957cm" svg:x2="33.121cm" svg:y2="23.465cm">
          <text:p/>
        </draw:line>
        <draw:line draw:style-name="gr66" draw:text-style-name="P7" draw:layer="layout" svg:x1="33.121cm" svg:y1="22.957cm" svg:x2="32.765cm" svg:y2="23.465cm">
          <text:p/>
        </draw:line>
        <presentation:notes draw:style-name="dp2">
          <draw:page-thumbnail draw:style-name="gr67" draw:layer="layout" svg:width="19.798cm" svg:height="11.136cm" svg:x="0.6cm" svg:y="2.257cm" draw:page-number="1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8" draw:text-style-name="P42" draw:layer="layout" svg:width="32.836cm" svg:height="19.936cm" svg:x="4.731cm" svg:y="5.254cm">
          <draw:text-box>
            <text:p><text:span text:style-name="T14">gtt</text:span><text:span text:style-name="T14">ctg</text:span><text:span text:style-name="T14">atc</text:span><text:span text:style-name="T14">ctc</text:span><text:span text:style-name="T14">gag</text:span><text:span text:style-name="T14">cat</text:span><text:span text:style-name="T14">ctt</text:span><text:span text:style-name="T14">aag</text:span><text:span text:style-name="T14">aat</text:span><text:span text:style-name="T14">tcg</text:span><text:span text:style-name="T14">tcc</text:span><text:span text:style-name="T14">cac</text:span><text:span text:style-name="T14">ggt</text:span><text:span text:style-name="T14">ttg</text:span><text:span text:style-name="T14">tct</text:span><text:span text:style-name="T14">aga</text:span><text:span text:style-name="T14">gca</text:span><text:span text:style-name="T14">gcc</text:span><text:span text:style-name="T14">gac</text:span><text:span text:style-name="T14">aat</text:span><text:span text:style-name="T14">ctg</text:span><text:span text:style-name="T14">gcc</text:span><text:span text:style-name="T14">aat</text:span><text:span text:style-name="T14">ttc</text:span><text:span text:style-name="T14">ctg</text:span><text:span text:style-name="T14">acg</text:span><text:span text:style-name="T14">ggt</text:span><text:span text:style-name="T14">aat</text:span><text:span text:style-name="T14">ttt</text:span><text:span text:style-name="T14">gat</text:span><text:span text:style-name="T14">ttg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cat</text:span><text:span text:style-name="T14">gcc</text:span><text:span text:style-name="T14">gtc</text:span><text:span text:style-name="T14">cgg</text:span><text:span text:style-name="T14">gtg</text:span><text:span text:style-name="T14">agt</text:span><text:span text:style-name="T14">cat</text:span><text:span text:style-name="T14">agc</text:span><text:span text:style-name="T14">gtc</text:span><text:span text:style-name="T14">tgg</text:span><text:span text:style-name="T14">t</text:span><text:span text:style-name="T15">tg</text:span><text:span text:style-name="T15">ttt</text:span><text:span text:style-name="T15">tgc</text:span><text:span text:style-name="T15">cag</text:span><text:span text:style-name="T15">att</text:span><text:span text:style-name="T15">cag</text:span><text:span text:style-name="T15">cag</text:span><text:span text:style-name="T15">agt</text:span><text:span text:style-name="T15">ctg</text:span><text:span text:style-name="T15">tgc</text:span><text:span text:style-name="T15">aat</text:span><text:span text:style-name="T15">gcg</text:span><text:span text:style-name="T15">gcc</text:span><text:span text:style-name="T15">gct</text:span><text:span text:style-name="T15">GAC</text:span><text:span text:style-name="T16">GTC</text:span><text:span text:style-name="T16">gag</text:span><text:span text:style-name="T16">gaa</text:span><text:span text:style-name="T16">cgc</text:span><text:span text:style-name="T16">cag</text:span><text:span text:style-name="T16">gtt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gcc</text:span><text:span text:style-name="T16">cac</text:span><text:span text:style-name="T16">ttt</text:span><text:span text:style-name="T16">ctc</text:span><text:span text:style-name="T16">act</text:span><text:span text:style-name="T16">agt</text:span><text:span text:style-name="T16">gac</text:span><text:span text:style-name="T16">ctg</text:span><text:span text:style-name="T16">cag</text:span><text:span text:style-name="T16">ccG</text:span><text:span text:style-name="T16">AC</text:span><text:span text:style-name="T17">G</text:span><text:span text:style-name="T17">TGc</text:span><text:span text:style-name="T17">cat</text:span><text:span text:style-name="T17">ctg</text:span><text:span text:style-name="T17">tgc</text:span><text:span text:style-name="T17">aga</text:span><text:span text:style-name="T17">caa</text:span><text:span text:style-name="T17">acg</text:span><text:span text:style-name="T17">cat</text:span><text:span text:style-name="T17">cag</text:span><text:span text:style-name="T17">GAT</text:span><text:span text:style-name="T18">ATC</text:span><text:span text:style-name="T18">cgg</text:span><text:span text:style-name="T18">att</text:span><text:span text:style-name="T18">tac</text:span><text:span text:style-name="T18">ctg</text:span><text:span text:style-name="T18">aat</text:span><text:span text:style-name="T18">caa</text:span><text:span text:style-name="T18">ttg</text:span><text:span text:style-name="T18">gcg</text:span><text:span text:style-name="T18">a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</text:span><text:span text:style-name="T18">ttt</text:span><text:span text:style-name="T18">gta</text:span><text:span text:style-name="T18">cga</text:span><text:span text:style-name="T18">aat</text:span><text:span text:style-name="T18">ttc</text:span><text:span text:style-name="T18">agc</text:span><text:span text:style-name="T18">cac</text:span><text:span text:style-name="T19">ttc</text:span><text:span text:style-name="T19">aca</text:span><text:span text:style-name="T19">ggc</text:span><text:span text:style-name="T19">ggt</text:span><text:span text:style-name="T19">ttt</text:span><text:span text:style-name="T19">cgc</text:span><text:span text:style-name="T19">acg</text:span><text:span text:style-name="T19">tac</text:span><text:span text:style-name="T19">cca</text:span><text:span text:style-name="T19">tgc</text:span><text:span text:style-name="T19">gct</text:span><text:span text:style-name="T19">acg</text:span><text:span text:style-name="T19">ttc</text:span><text:span text:style-name="T19">ctg</text:span><text:span text:style-name="T19">gcc</text:span><text:span text:style-name="T19">ctc</text:span><text:span text:style-name="T19">ttc</text:span><text:span text:style-name="T19">aaa</text:span><text:span text:style-name="T19">cag</text:span><text:span text:style-name="T19">gcc</text:span><text:span text:style-name="T19">cag</text:span><text:span text:style-name="T19">ttc</text:span><text:span text:style-name="T19">gcc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aat</text:span><text:span text:style-name="T19">aaa</text:span><text:span text:style-name="T19">atc</text:span><text:span text:style-name="T19">acc</text:span><text:span text:style-name="T19">ctg</text:span><text:span text:style-name="T19">att</text:span><text:span text:style-name="T19">cag</text:span><text:span text:style-name="T19">ata</text:span><text:span text:style-name="T19">gga</text:span><text:span text:style-name="T19">gag</text:span><text:span text:style-name="T19">gat</text:span><text:span text:style-name="T19">cat</text:span><text:span text:style-name="T19">ttc</text:span><text:span text:style-name="T19">ttt</text:span><text:span text:style-name="T19">acc</text:span><text:span text:style-name="T19">ctc</text:span><text:span text:style-name="T19">ttc</text:span><text:span text:style-name="T19">gtc</text:span><text:span text:style-name="T19">ttt</text:span><text:span text:style-name="T19">gat</text:span><text:span text:style-name="T19">cag</text:span><text:span text:style-name="T19">cac</text:span><text:span text:style-name="T19">tgc</text:span><text:span text:style-name="T19">cac</text:span><text:span text:style-name="T19">aga</text:span><text:span text:style-name="T19">gcc</text:span><text:span text:style-name="T19">ttt</text:span><text:span text:style-name="T19">aac</text:span><text:span text:style-name="T19">gat</text:span><text:span text:style-name="T19">gta</text:span><text:span text:style-name="T19">gta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cag</text:span><text:span text:style-name="T19">cgt</text:span><text:span text:style-name="T19">ttc</text:span><text:span text:style-name="T19">cgc</text:span><text:span text:style-name="T19">ttt</text:span><text:span text:style-name="T19">ttc</text:span><text:span text:style-name="T19">acc</text:span><text:span text:style-name="T19">ctg</text:span><text:span text:style-name="T19">gtg</text:span><text:span text:style-name="T19">aat</text:span><text:span text:style-name="T19">aag</text:span><text:span text:style-name="T19">cgt</text:span><text:span text:style-name="T19">gct</text:span><text:span text:style-name="T19">ctt</text:span><text:span text:style-name="T19">gga</text:span><text:span text:style-name="T19">tgg</text:span><text:span text:style-name="T19">gta</text:span><text:span text:style-name="T19">ctt</text:span><text:span text:style-name="T19">atg</text:span><text:span text:style-name="T19">aat</text:span><text:span text:style-name="T19">gtg</text:span><text:span text:style-name="T19">gca</text:span><text:span text:style-name="T19">atg</text:span><text:span text:style-name="T19">aga</text:span><text:span text:style-name="T19">caa</text:span><text:span text:style-name="T19">gaa</text:span><text:span text:style-name="T19">c</text:span></text:p>
          </draw:text-box>
        </draw:frame>
        <draw:frame draw:style-name="gr41" draw:text-style-name="P43" draw:layer="layout" svg:width="7.936cm" svg:height="0.886cm" svg:x="24.111cm" svg:y="8.359cm">
          <draw:text-box>
            <text:p><text:span text:style-name="T4">gtg</text:span><text:span text:style-name="T4">caa</text:span><text:span text:style-name="T4">tgc</text:span><text:span text:style-name="T4">ggc</text:span><text:span text:style-name="T4">cgc</text:span><text:span text:style-name="T4">tGA</text:span><text:span text:style-name="T4">C&gt;</text:span></text:p>
          </draw:text-box>
        </draw:frame>
        <draw:frame draw:style-name="gr69" draw:text-style-name="P43" draw:layer="layout" svg:width="11.522cm" svg:height="1.016cm" svg:x="4.715cm" svg:y="4.487cm">
          <draw:text-box>
            <text:p><text:span text:style-name="T4">gtt</text:span><text:span text:style-name="T4">ctg</text:span><text:span text:style-name="T4">atc</text:span><text:span text:style-name="T4">ctc</text:span><text:span text:style-name="T4">gag</text:span><text:span text:style-name="T4">cat</text:span><text:span text:style-name="T4">ctt</text:span><text:span text:style-name="T4">aag</text:span><text:span text:style-name="T4">aat</text:span><text:span text:style-name="T4">tc&gt;</text:span></text:p>
          </draw:text-box>
        </draw:frame>
        <draw:frame draw:style-name="gr41" draw:text-style-name="P43" draw:layer="layout" svg:width="11.796cm" svg:height="0.886cm" svg:x="21.779cm" svg:y="24.998cm">
          <draw:text-box>
            <text:p><text:span text:style-name="T4">&lt;tg</text:span><text:span text:style-name="T4">aat</text:span><text:span text:style-name="T4">act</text:span><text:span text:style-name="T4">tac</text:span><text:span text:style-name="T4">acc</text:span><text:span text:style-name="T4">gtt</text:span><text:span text:style-name="T4">act</text:span><text:span text:style-name="T4">ctg</text:span><text:span text:style-name="T4">ttc</text:span><text:span text:style-name="T4">ttg</text:span></text:p>
          </draw:text-box>
        </draw:frame>
        <draw:frame draw:style-name="gr69" draw:text-style-name="P43" draw:layer="layout" svg:width="6.791cm" svg:height="1.016cm" svg:x="30.715cm" svg:y="7.697cm">
          <draw:text-box>
            <text:p><text:span text:style-name="T4">GTC</text:span><text:span text:style-name="T4">gag</text:span><text:span text:style-name="T4">gaa</text:span><text:span text:style-name="T4">cgc</text:span><text:span text:style-name="T4">cag</text:span><text:span text:style-name="T4">gtt</text:span></text:p>
          </draw:text-box>
        </draw:frame>
        <draw:frame draw:style-name="gr41" draw:text-style-name="P43" draw:layer="layout" svg:width="4.064cm" svg:height="0.886cm" svg:x="4.399cm" svg:y="12.175cm">
          <draw:text-box>
            <text:p><text:span text:style-name="T4"><text:s/></text:span><text:span text:style-name="T4">gcc</text:span><text:span text:style-name="T4">cac</text:span><text:span text:style-name="T4">t&gt;</text:span></text:p>
          </draw:text-box>
        </draw:frame>
        <draw:frame draw:style-name="gr41" draw:text-style-name="P44" draw:layer="layout" svg:width="9.038cm" svg:height="0.886cm" svg:x="15.829cm" svg:y="12.202cm">
          <draw:text-box>
            <text:p><text:span text:style-name="T20">GTG</text:span><text:span text:style-name="T20">cca</text:span><text:span text:style-name="T20">tct</text:span><text:span text:style-name="T20">gtg</text:span><text:span text:style-name="T20">cag</text:span><text:span text:style-name="T20">aca</text:span><text:span text:style-name="T20">aac</text:span><text:span text:style-name="T20">g&gt;</text:span></text:p>
          </draw:text-box>
        </draw:frame>
        <draw:frame draw:style-name="gr41" draw:text-style-name="P44" draw:layer="layout" svg:width="9.058cm" svg:height="0.886cm" svg:x="7.555cm" svg:y="13.599cm">
          <draw:text-box>
            <text:p><text:span text:style-name="T20">&lt;ga</text:span><text:span text:style-name="T20">gtg</text:span><text:span text:style-name="T20">atc</text:span><text:span text:style-name="T20">act</text:span><text:span text:style-name="T20">gga</text:span><text:span text:style-name="T20">cgt</text:span><text:span text:style-name="T20">cgg</text:span><text:span text:style-name="T20">CTG</text:span></text:p>
          </draw:text-box>
        </draw:frame>
        <draw:frame draw:style-name="gr41" draw:text-style-name="P44" draw:layer="layout" svg:width="11.884cm" svg:height="0.886cm" svg:x="17.561cm" svg:y="14.152cm">
          <draw:text-box>
            <text:p><text:span text:style-name="T20">&lt;ag</text:span><text:span text:style-name="T20">aca</text:span><text:span text:style-name="T20">cgt</text:span><text:span text:style-name="T20">ctg</text:span><text:span text:style-name="T20">ttt</text:span><text:span text:style-name="T20">gcg</text:span><text:span text:style-name="T20">tag</text:span><text:span text:style-name="T20">tcC</text:span><text:span text:style-name="T20">TA</text:span><text:span text:style-name="T21">A</text:span><text:span text:style-name="T21">ATT</text:span><text:span text:style-name="T21">TA</text:span></text:p>
          </draw:text-box>
        </draw:frame>
        <draw:frame draw:style-name="gr41" draw:text-style-name="P44" draw:layer="layout" svg:width="11.004cm" svg:height="0.886cm" svg:x="26.315cm" svg:y="13.537cm">
          <draw:text-box>
            <text:p><text:span text:style-name="T20">&lt;ta</text:span><text:span text:style-name="T20">ggc</text:span><text:span text:style-name="T20">cta</text:span><text:span text:style-name="T20">aat</text:span><text:span text:style-name="T20">gga</text:span><text:span text:style-name="T20">ctt</text:span><text:span text:style-name="T20">agt</text:span><text:span text:style-name="T20">taa</text:span><text:span text:style-name="T20">ccg</text:span><text:span text:style-name="T20">ctt</text:span></text:p>
          </draw:text-box>
        </draw:frame>
        <draw:custom-shape draw:style-name="gr14" draw:text-style-name="P9" draw:layer="layout" svg:width="1.778cm" svg:height="1.016cm" svg:x="8.357cm" svg:y="3.2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5.8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4.3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7.3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975cm" svg:y="11.2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5.0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11.1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4.4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0" draw:text-style-name="P7" draw:layer="layout" svg:x1="2.441cm" svg:y1="5.95cm" svg:x2="4.981cm" svg:y2="5.95cm">
          <text:p/>
        </draw:line>
        <draw:line draw:style-name="gr70" draw:text-style-name="P7" draw:layer="layout" svg:x1="32.361cm" svg:y1="24.992cm" svg:x2="38.911cm" svg:y2="24.992cm">
          <text:p/>
        </draw:line>
        <draw:custom-shape draw:style-name="gr14" draw:text-style-name="P9" draw:layer="layout" svg:width="1.778cm" svg:height="1.016cm" svg:x="34.519cm" svg:y="6.879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6" draw:layer="layout" svg:width="2.584cm" svg:height="0.887cm" svg:x="15.011cm" svg:y="27.836cm">
          <draw:text-box>
            <text:p><text:span text:style-name="T17">GAT</text:span><text:span text:style-name="T18">ATC</text:span></text:p>
          </draw:text-box>
        </draw:frame>
        <draw:frame draw:style-name="gr71" draw:text-style-name="P36" draw:layer="layout" svg:width="2.584cm" svg:height="0.887cm" svg:x="4.895cm" svg:y="27.836cm">
          <draw:text-box>
            <text:p><text:span text:style-name="T15">GAC</text:span><text:span text:style-name="T16">GTC</text:span></text:p>
          </draw:text-box>
        </draw:frame>
        <draw:frame draw:style-name="gr71" draw:text-style-name="P36" draw:layer="layout" svg:width="2.584cm" svg:height="0.887cm" svg:x="10.275cm" svg:y="27.836cm">
          <draw:text-box>
            <text:p><text:span text:style-name="T16">GAC</text:span><text:span text:style-name="T17">GTG</text:span></text:p>
          </draw:text-box>
        </draw:frame>
        <draw:frame draw:style-name="gr5" draw:text-style-name="P5" draw:layer="layout" svg:width="1.315cm" svg:height="0.871cm" svg:x="15.469cm" svg:y="10.448cm">
          <draw:text-box>
            <text:p><text:span text:style-name="T1">orf</text:span></text:p>
          </draw:text-box>
        </draw:frame>
        <draw:custom-shape draw:style-name="gr22" draw:text-style-name="P14" draw:layer="layout" svg:width="3.048cm" svg:height="0.912cm" svg:x="29.439cm" svg:y="6.343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25.229cm" svg:y="10.467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72" draw:text-style-name="P7" draw:layer="layout" svg:x1="30.963cm" svg:y1="7.255cm" svg:x2="30.963cm" svg:y2="10.049cm">
          <text:p/>
        </draw:line>
        <draw:line draw:style-name="gr72" draw:text-style-name="P7" draw:layer="layout" svg:x1="16.063cm" svg:y1="11.319cm" svg:x2="16.063cm" svg:y2="13.749cm">
          <text:p/>
        </draw:line>
        <draw:line draw:style-name="gr72" draw:text-style-name="P7" draw:layer="layout" svg:x1="26.899cm" svg:y1="11.319cm" svg:x2="26.899cm" svg:y2="14.113cm">
          <text:p/>
        </draw:line>
        <draw:frame draw:style-name="gr25" draw:text-style-name="P25" draw:layer="layout" svg:width="2.213cm" svg:height="0.886cm" svg:x="4.895cm" svg:y="26.567cm">
          <draw:text-box>
            <text:p><text:span text:style-name="T5">Zra</text:span><text:span text:style-name="T5">I</text:span></text:p>
          </draw:text-box>
        </draw:frame>
        <draw:frame draw:style-name="gr25" draw:text-style-name="P18" draw:layer="layout" svg:width="2.675cm" svg:height="0.886cm" svg:x="10.275cm" svg:y="26.567cm">
          <draw:text-box>
            <text:p><text:span text:style-name="T5">Aji</text:span><text:span text:style-name="T5">I</text:span></text:p>
          </draw:text-box>
        </draw:frame>
        <draw:frame draw:style-name="gr25" draw:text-style-name="P25" draw:layer="layout" svg:width="2.467cm" svg:height="0.886cm" svg:x="15.011cm" svg:y="26.567cm">
          <draw:text-box>
            <text:p><text:span text:style-name="T5">Eco</text:span><text:span text:style-name="T5">RV</text:span></text:p>
          </draw:text-box>
        </draw:frame>
        <draw:frame draw:style-name="gr73" draw:text-style-name="P6" draw:layer="layout" svg:width="4.947cm" svg:height="0.899cm" svg:x="0.991cm" svg:y="0.991cm">
          <draw:text-box>
            <text:p><text:span text:style-name="T2">pYP</text:span><text:span text:style-name="T2">Ka(</text:span><text:span text:style-name="T2">pUC </text:span><text:span text:style-name="T2">amp</text:span><text:span text:style-name="T2">)</text:span></text:p>
          </draw:text-box>
        </draw:frame>
        <draw:frame draw:style-name="gr74" draw:text-style-name="P46" draw:layer="layout" svg:width="3.302cm" svg:height="1.098cm" svg:x="17.755cm" svg:y="19.705cm">
          <draw:text-box>
            <text:p text:style-name="P45"><text:span text:style-name="T22">24</text:span><text:span text:style-name="T22">2 </text:span><text:span text:style-name="T22">bp</text:span></text:p>
          </draw:text-box>
        </draw:frame>
        <draw:frame draw:style-name="gr75" draw:text-style-name="P48" draw:layer="layout" svg:width="3.296cm" svg:height="1.099cm" svg:x="16.491cm" svg:y="6.242cm">
          <draw:text-box>
            <text:p text:style-name="P47"><text:span text:style-name="T23">12</text:span><text:span text:style-name="T23">4 </text:span><text:span text:style-name="T23">bp</text:span></text:p>
          </draw:text-box>
        </draw:frame>
        <draw:frame draw:style-name="gr75" draw:text-style-name="P50" draw:layer="layout" svg:width="2.83cm" svg:height="1.099cm" svg:x="19.025cm" svg:y="8.274cm">
          <draw:text-box>
            <text:p text:style-name="P49"><text:span text:style-name="T24">44 </text:span><text:span text:style-name="T24">bp</text:span></text:p>
          </draw:text-box>
        </draw:frame>
        <draw:frame draw:style-name="gr75" draw:text-style-name="P52" draw:layer="layout" svg:width="2.83cm" svg:height="1.099cm" svg:x="10.607cm" svg:y="12.084cm">
          <draw:text-box>
            <text:p text:style-name="P51"><text:span text:style-name="T25">50 </text:span><text:span text:style-name="T25">bp</text:span></text:p>
          </draw:text-box>
        </draw:frame>
        <draw:frame draw:style-name="gr75" draw:text-style-name="P54" draw:layer="layout" svg:width="2.83cm" svg:height="1.099cm" svg:x="21.565cm" svg:y="10.897cm">
          <draw:text-box>
            <text:p text:style-name="P53"><text:span text:style-name="T26">31 </text:span><text:span text:style-name="T26">bp</text:span></text:p>
          </draw:text-box>
        </draw:frame>
        <draw:frame draw:style-name="gr75" draw:text-style-name="P56" draw:layer="layout" svg:width="2.83cm" svg:height="1.099cm" svg:x="5.055cm" svg:y="15.723cm">
          <draw:text-box>
            <text:p text:style-name="P55"><text:span text:style-name="T27">53 </text:span><text:span text:style-name="T27">bp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2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6" draw:text-style-name="P58" draw:layer="layout" svg:width="33.02cm" svg:height="8.506cm" svg:x="4.963cm" svg:y="6.955cm">
          <draw:text-box>
            <text:p><text:span text:style-name="T28">gtt</text:span><text:span text:style-name="T28">ctg</text:span><text:span text:style-name="T28">atc</text:span><text:span text:style-name="T28">ctc</text:span><text:span text:style-name="T28">gag</text:span><text:span text:style-name="T28">cat</text:span><text:span text:style-name="T28">ctt</text:span><text:span text:style-name="T28">aag</text:span><text:span text:style-name="T28">aat</text:span><text:span text:style-name="T28">tcg</text:span><text:span text:style-name="T28">tcc</text:span><text:span text:style-name="T28">cac</text:span><text:span text:style-name="T28">ggt</text:span><text:span text:style-name="T28">ttg</text:span><text:span text:style-name="T28">tct</text:span><text:span text:style-name="T28">aga</text:span><text:span text:style-name="T28">gca</text:span><text:span text:style-name="T28">gcc</text:span><text:span text:style-name="T28">gac</text:span><text:span text:style-name="T28">aat</text:span><text:span text:style-name="T28">ctg</text:span><text:span text:style-name="T28">gcc</text:span><text:span text:style-name="T28">aat</text:span><text:span text:style-name="T28">ttc</text:span><text:span text:style-name="T28">ctg</text:span><text:span text:style-name="T28">acg</text:span><text:span text:style-name="T28">ggt</text:span><text:span text:style-name="T28">aat</text:span><text:span text:style-name="T28">ttt</text:span><text:span text:style-name="T28">gat</text:span><text:span text:style-name="T28">ttg</text:span></text:p>
            <text:p><text:span text:style-name="T28"/></text:p>
            <text:p><text:span text:style-name="T28"/></text:p>
            <text:p><text:span text:style-name="T29">cat</text:span><text:span text:style-name="T29">gcc</text:span><text:span text:style-name="T29">gtc</text:span><text:span text:style-name="T29">cgg</text:span><text:span text:style-name="T29">gtg</text:span><text:span text:style-name="T29">agt</text:span><text:span text:style-name="T29">cat</text:span><text:span text:style-name="T29">agc</text:span><text:span text:style-name="T29">gtc</text:span><text:span text:style-name="T29">tgg</text:span><text:span text:style-name="T29">t</text:span><text:span text:style-name="T30">GA</text:span><text:span text:style-name="T30">C</text:span><text:span text:style-name="T31">GT</text:span><text:span text:style-name="T31">C</text:span><text:span text:style-name="T32">AT</text:span><text:span text:style-name="T32">GCG</text:span><text:span text:style-name="T32">CAT</text:span><text:span text:style-name="T33">GAT</text:span><text:span text:style-name="T34">ATC</text:span><text:span text:style-name="T35">ttc</text:span><text:span text:style-name="T35">aca</text:span><text:span text:style-name="T35">ggc</text:span><text:span text:style-name="T35">ggt</text:span><text:span text:style-name="T35">ttt</text:span><text:span text:style-name="T35">cgc</text:span><text:span text:style-name="T35">acg</text:span><text:span text:style-name="T35">tac</text:span><text:span text:style-name="T35">cca</text:span><text:span text:style-name="T35">tgc</text:span><text:span text:style-name="T35">gct</text:span><text:span text:style-name="T35">acg</text:span><text:span text:style-name="T35">ttc</text:span><text:span text:style-name="T35">ctg</text:span></text:p>
            <text:p><text:span text:style-name="T35"/></text:p>
            <text:p><text:span text:style-name="T35"/></text:p>
            <text:p><text:span text:style-name="T35">gcc</text:span><text:span text:style-name="T35">ctc</text:span><text:span text:style-name="T35">ttc</text:span><text:span text:style-name="T35">aaa</text:span><text:span text:style-name="T35">cag</text:span><text:span text:style-name="T35">gcc</text:span><text:span text:style-name="T35">cag</text:span><text:span text:style-name="T35">ttc</text:span><text:span text:style-name="T35">gcc</text:span><text:span text:style-name="T35">aat</text:span><text:span text:style-name="T35">aaa</text:span><text:span text:style-name="T35">atc</text:span><text:span text:style-name="T35">acc</text:span><text:span text:style-name="T35">ctg</text:span><text:span text:style-name="T35">att</text:span><text:span text:style-name="T35">cag</text:span><text:span text:style-name="T35">ata</text:span><text:span text:style-name="T35">gga</text:span><text:span text:style-name="T35">gag</text:span><text:span text:style-name="T35">gat</text:span><text:span text:style-name="T35">cat</text:span><text:span text:style-name="T35">ttc</text:span><text:span text:style-name="T35">ttt</text:span><text:span text:style-name="T35">acc</text:span><text:span text:style-name="T35">ctc</text:span><text:span text:style-name="T35">ttc</text:span><text:span text:style-name="T35">gtc</text:span><text:span text:style-name="T35">ttt</text:span><text:span text:style-name="T35">gat</text:span><text:span text:style-name="T35">cag</text:span><text:span text:style-name="T35">cac</text:span></text:p>
            <text:p><text:span text:style-name="T35"/></text:p>
            <text:p><text:span text:style-name="T35"/></text:p>
            <text:p><text:span text:style-name="T35">tgc</text:span><text:span text:style-name="T35">cac</text:span><text:span text:style-name="T35">aga</text:span><text:span text:style-name="T35">gcc</text:span><text:span text:style-name="T35">ttt</text:span><text:span text:style-name="T35">aac</text:span><text:span text:style-name="T35">gat</text:span><text:span text:style-name="T35">gta</text:span><text:span text:style-name="T35">gta</text:span><text:span text:style-name="T35">cag</text:span><text:span text:style-name="T35">cgt</text:span><text:span text:style-name="T35">ttc</text:span><text:span text:style-name="T35">cgc</text:span><text:span text:style-name="T35">ttt</text:span><text:span text:style-name="T35">ttc</text:span><text:span text:style-name="T35">acc</text:span><text:span text:style-name="T35">ctg</text:span><text:span text:style-name="T35">gtg</text:span><text:span text:style-name="T35">aat</text:span><text:span text:style-name="T35">aag</text:span><text:span text:style-name="T35">cgt</text:span><text:span text:style-name="T35">gct</text:span><text:span text:style-name="T35">ctt</text:span><text:span text:style-name="T35">gga</text:span><text:span text:style-name="T35">tgg</text:span><text:span text:style-name="T35">gta</text:span><text:span text:style-name="T35">ctt</text:span><text:span text:style-name="T35">atg</text:span><text:span text:style-name="T35">aat</text:span><text:span text:style-name="T35">gtg</text:span><text:span text:style-name="T35">gca</text:span></text:p>
            <text:p><text:span text:style-name="T35"/></text:p>
            <text:p><text:span text:style-name="T35"/></text:p>
            <text:p><text:span text:style-name="T35">atg</text:span><text:span text:style-name="T35">aga</text:span><text:span text:style-name="T35">caa</text:span><text:span text:style-name="T35">gaa</text:span><text:span text:style-name="T35">c</text:span></text:p>
          </draw:text-box>
        </draw:frame>
        <draw:frame draw:style-name="gr77" draw:text-style-name="P43" draw:layer="layout" svg:width="6.604cm" svg:height="1.013cm" svg:x="31.471cm" svg:y="13.432cm">
          <draw:text-box>
            <text:p><text:span text:style-name="T4">&lt;tg</text:span><text:span text:style-name="T4">aat</text:span><text:span text:style-name="T4">act</text:span><text:span text:style-name="T4">tac</text:span><text:span text:style-name="T4">acc</text:span><text:span text:style-name="T4">gt</text:span></text:p>
          </draw:text-box>
        </draw:frame>
        <draw:frame draw:style-name="gr78" draw:text-style-name="P43" draw:layer="layout" svg:width="5.175cm" svg:height="1.134cm" svg:x="4.96cm" svg:y="15.351cm">
          <draw:text-box>
            <text:p><text:span text:style-name="T4">tac</text:span><text:span text:style-name="T4">tct</text:span><text:span text:style-name="T4">gtt</text:span><text:span text:style-name="T4">ctt</text:span><text:span text:style-name="T4">g</text:span></text:p>
          </draw:text-box>
        </draw:frame>
        <draw:frame draw:style-name="gr69" draw:text-style-name="P43" draw:layer="layout" svg:width="11.522cm" svg:height="1.016cm" svg:x="4.963cm" svg:y="5.817cm">
          <draw:text-box>
            <text:p><text:span text:style-name="T4">gtt</text:span><text:span text:style-name="T4">ctg</text:span><text:span text:style-name="T4">atc</text:span><text:span text:style-name="T4">ctc</text:span><text:span text:style-name="T4">gag</text:span><text:span text:style-name="T4">cat</text:span><text:span text:style-name="T4">ctt</text:span><text:span text:style-name="T4">aag</text:span><text:span text:style-name="T4">aat</text:span><text:span text:style-name="T4">tc&gt;</text:span></text:p>
          </draw:text-box>
        </draw:frame>
        <draw:custom-shape draw:style-name="gr14" draw:text-style-name="P9" draw:layer="layout" svg:width="1.778cm" svg:height="1.016cm" svg:x="8.605cm" svg:y="4.54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4.011cm" svg:y="14.445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6" draw:layer="layout" svg:width="2.584cm" svg:height="0.887cm" svg:x="22.569cm" svg:y="19.278cm">
          <draw:text-box>
            <text:p><text:span text:style-name="T17">GAT</text:span><text:span text:style-name="T18">ATC</text:span></text:p>
          </draw:text-box>
        </draw:frame>
        <draw:frame draw:style-name="gr71" draw:text-style-name="P36" draw:layer="layout" svg:width="2.584cm" svg:height="0.887cm" svg:x="14.453cm" svg:y="19.278cm">
          <draw:text-box>
            <text:p><text:span text:style-name="T15">GAC</text:span><text:span text:style-name="T16">GTC</text:span></text:p>
          </draw:text-box>
        </draw:frame>
        <draw:frame draw:style-name="gr79" draw:text-style-name="P59" draw:layer="layout" svg:width="3.416cm" svg:height="1.095cm" svg:x="17.833cm" svg:y="19.278cm">
          <draw:text-box>
            <text:p text:style-name="P39"><text:span text:style-name="T32">ATG</text:span><text:span text:style-name="T32">CGC</text:span><text:span text:style-name="T32">AT</text:span></text:p>
          </draw:text-box>
        </draw:frame>
        <draw:frame draw:style-name="gr25" draw:text-style-name="P25" draw:layer="layout" svg:width="2.213cm" svg:height="0.886cm" svg:x="14.453cm" svg:y="18.009cm">
          <draw:text-box>
            <text:p><text:span text:style-name="T5">Zra</text:span><text:span text:style-name="T5">I</text:span></text:p>
          </draw:text-box>
        </draw:frame>
        <draw:frame draw:style-name="gr25" draw:text-style-name="P18" draw:layer="layout" svg:width="2.675cm" svg:height="0.886cm" svg:x="17.833cm" svg:y="18.009cm">
          <draw:text-box>
            <text:p><text:span text:style-name="T5">Fsp</text:span><text:span text:style-name="T5">AI</text:span></text:p>
          </draw:text-box>
        </draw:frame>
        <draw:frame draw:style-name="gr25" draw:text-style-name="P25" draw:layer="layout" svg:width="2.467cm" svg:height="0.886cm" svg:x="22.569cm" svg:y="18.009cm">
          <draw:text-box>
            <text:p><text:span text:style-name="T5">Eco</text:span><text:span text:style-name="T5">RV</text:span></text:p>
          </draw:text-box>
        </draw:frame>
        <draw:line draw:style-name="gr80" draw:text-style-name="P7" draw:layer="layout" svg:x1="2.423cm" svg:y1="7.341cm" svg:x2="4.963cm" svg:y2="7.341cm">
          <text:p/>
        </draw:line>
        <draw:line draw:style-name="gr80" draw:text-style-name="P7" draw:layer="layout" svg:x1="9.881cm" svg:y1="14.961cm" svg:x2="12.421cm" svg:y2="14.961cm">
          <text:p/>
        </draw:line>
        <draw:frame draw:style-name="gr81" draw:text-style-name="P37" draw:layer="layout" svg:width="7.805cm" svg:height="0.899cm" svg:x="0.991cm" svg:y="1.108cm">
          <draw:text-box>
            <text:p><text:span text:style-name="T13">pYP</text:span><text:span text:style-name="T13">Kpw</text:span><text:span text:style-name="T13">(</text:span><text:span text:style-name="T2">pU</text:span><text:span text:style-name="T2">C </text:span><text:span text:style-name="T2">amp </text:span><text:span text:style-name="T2">URA</text:span><text:span text:style-name="T2">3 </text:span><text:span text:style-name="T2">2µ)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3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4" draw:layer="layout" svg:width="0.531cm" svg:height="0.92cm" svg:x="6.708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399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428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3.621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3.621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7.434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7.277cm" svg:y="7.811cm">
          <text:p text:style-name="P13"><text:span text:style-name="T1">promot</text:span><text:span text:style-name="T1">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14.24cm" svg:y="7.806cm">
          <text:p text:style-name="P13"><text:span text:style-name="T1">term</text:span><text:span text:style-name="T1">inat</text:span><text:span text:style-name="T1">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59" draw:text-style-name="P7" draw:layer="layout" draw:type="curve" svg:x1="6.133cm" svg:y1="9.413cm" svg:x2="8.504cm" svg:y2="12.821cm" draw:start-shape="id23" draw:start-glue-point="3" draw:end-shape="id24" draw:end-glue-point="3" svg:d="M6133 9413c-753 0-1938 3408 2371 3408" svg:viewBox="0 0 3112 3409">
          <text:p/>
        </draw:connector>
        <draw:custom-shape draw:style-name="gr49" draw:text-style-name="P34" xml:id="id23" draw:id="id23" draw:layer="layout" svg:width="0.531cm" svg:height="0.92cm" svg:x="6.133cm" svg:y="8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5" draw:id="id25" draw:layer="layout" svg:width="0.531cm" svg:height="0.852cm" svg:x="18.009cm" svg:y="9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24" draw:id="id24" draw:layer="layout" svg:x1="8.504cm" svg:y1="12.821cm" svg:x2="15.87cm" svg:y2="12.821cm">
          <text:p/>
        </draw:line>
        <draw:connector draw:style-name="gr9" draw:text-style-name="P7" draw:layer="layout" draw:type="curve" svg:x1="15.87cm" svg:y1="12.821cm" svg:x2="18.54cm" svg:y2="9.455cm" draw:start-shape="id24" draw:start-glue-point="1" draw:end-shape="id25" draw:end-glue-point="1" svg:d="M15870 12821c4756 0 3421-3366 2670-3366" svg:viewBox="0 0 3433 3367">
          <text:p/>
        </draw:connector>
        <draw:custom-shape draw:style-name="gr49" draw:text-style-name="P34" draw:layer="layout" svg:width="0.531cm" svg:height="0.92cm" svg:x="6.133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8.034cm" svg:y="7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6.071cm" svg:y="6.071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6.685cm" svg:y="6.071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0.389cm" svg:y="10.135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2.421cm" svg:y="10.135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3.637cm" svg:y="6.071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9.119cm" svg:y="6.071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7" draw:layer="layout" svg:width="2.286cm" svg:height="1.016cm" svg:x="11.151cm" svg:y="8.865cm">
          <text:p text:style-name="P15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7" draw:layer="layout" svg:width="19.798cm" svg:height="11.136cm" svg:x="0.6cm" svg:y="2.257cm" draw:page-number="4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3" draw:text-style-name="P1" draw:layer="layout" svg:width="5.331cm" svg:height="1.575cm" svg:x="20.835cm" svg:y="10.974cm">
          <text:p text:style-name="P15">50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" draw:layer="layout" svg:width="5.607cm" svg:height="1.575cm" svg:x="26.169cm" svg:y="10.974cm">
          <text:p text:style-name="P15">31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7" draw:layer="layout" svg:x1="20.834cm" svg:y1="10.135cm" svg:x2="20.834cm" svg:y2="12.157cm">
          <text:p/>
        </draw:line>
        <draw:line draw:style-name="gr34" draw:text-style-name="P7" draw:layer="layout" svg:x1="26.201cm" svg:y1="10.135cm" svg:x2="26.201cm" svg:y2="11.979cm">
          <text:p/>
        </draw:line>
        <draw:frame draw:style-name="gr25" draw:text-style-name="P25" draw:layer="layout" svg:width="2.213cm" svg:height="0.886cm" svg:x="19.94cm" svg:y="9.033cm">
          <draw:text-box>
            <text:p><text:span text:style-name="T5">Zra</text:span><text:span text:style-name="T5">I</text:span></text:p>
          </draw:text-box>
        </draw:frame>
        <draw:frame draw:style-name="gr25" draw:text-style-name="P18" draw:layer="layout" svg:width="2.675cm" svg:height="0.886cm" svg:x="25.32cm" svg:y="9.033cm">
          <draw:text-box>
            <text:p><text:span text:style-name="T5">Aji</text:span><text:span text:style-name="T5">I</text:span></text:p>
          </draw:text-box>
        </draw:frame>
        <draw:frame draw:style-name="gr25" draw:text-style-name="P25" draw:layer="layout" svg:width="2.467cm" svg:height="0.886cm" svg:x="30.562cm" svg:y="9.033cm">
          <draw:text-box>
            <text:p><text:span text:style-name="T5">Eco</text:span><text:span text:style-name="T5">RV</text:span></text:p>
          </draw:text-box>
        </draw:frame>
        <draw:line draw:style-name="gr34" draw:text-style-name="P7" draw:layer="layout" svg:x1="31.675cm" svg:y1="10.135cm" svg:x2="31.724cm" svg:y2="11.586cm">
          <text:p/>
        </draw:line>
        <draw:ellipse draw:style-name="gr60" draw:text-style-name="P15" xml:id="id26" draw:id="id26" draw:layer="layout" svg:width="2.639cm" svg:height="2.138cm" svg:x="19.533cm" svg:y="12.504cm" draw:kind="arc" draw:start-angle="93.73" draw:end-angle="261.74">
          <text:p/>
        </draw:ellipse>
        <draw:ellipse draw:style-name="gr60" draw:text-style-name="P15" xml:id="id27" draw:id="id27" draw:layer="layout" svg:width="2.639cm" svg:height="2.138cm" svg:x="30.434cm" svg:y="12.504cm" draw:kind="arc" draw:start-angle="278.32" draw:end-angle="86.22">
          <text:p/>
        </draw:ellipse>
        <draw:connector draw:style-name="gr61" draw:text-style-name="P7" draw:layer="layout" draw:type="line" svg:x1="20.767cm" svg:y1="14.631cm" svg:x2="31.84cm" svg:y2="14.631cm" draw:start-shape="id26" draw:start-glue-point="2" draw:end-shape="id27" draw:end-glue-point="2" svg:d="M20767 14631h11073" svg:viewBox="0 0 11074 1">
          <text:p/>
        </draw:connector>
        <draw:frame draw:style-name="gr85" draw:text-style-name="P40" draw:layer="layout" svg:width="2.09cm" svg:height="0.828cm" svg:x="24.817cm" svg:y="13.11cm">
          <draw:text-box>
            <text:p text:style-name="P39"><text:span text:style-name="T2">pY</text:span><text:span text:style-name="T2">PK</text:span><text:span text:style-name="T2">a</text:span></text:p>
          </draw:text-box>
        </draw:frame>
        <draw:custom-shape draw:style-name="gr86" draw:text-style-name="P62" draw:layer="layout" svg:width="3.81cm" svg:height="1.016cm" svg:x="18.871cm" svg:y="6.579cm">
          <text:p text:style-name="P61"><text:span text:style-name="T36">promote</text:span><text:span text:style-name="T36">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7" draw:text-style-name="P63" draw:layer="layout" svg:width="4.316cm" svg:height="1.016cm" svg:x="29.749cm" svg:y="6.579cm">
          <text:p text:style-name="P61"><text:span text:style-name="T36">termina</text:span><text:span text:style-name="T36">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64" draw:layer="layout" svg:width="2.794cm" svg:height="1.036cm" svg:x="24.795cm" svg:y="6.559cm">
          <text:p text:style-name="P15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7" draw:layer="layout" svg:x1="20.803cm" svg:y1="9.033cm" svg:x2="19.025cm" svg:y2="7.849cm">
          <text:p/>
        </draw:line>
        <draw:line draw:style-name="gr89" draw:text-style-name="P7" draw:layer="layout" svg:x1="20.803cm" svg:y1="9.033cm" svg:x2="22.581cm" svg:y2="7.849cm">
          <text:p/>
        </draw:line>
        <draw:line draw:style-name="gr89" draw:text-style-name="P7" draw:layer="layout" svg:x1="31.703cm" svg:y1="9.033cm" svg:x2="29.925cm" svg:y2="7.849cm">
          <text:p/>
        </draw:line>
        <draw:line draw:style-name="gr89" draw:text-style-name="P7" draw:layer="layout" svg:x1="31.703cm" svg:y1="9.033cm" svg:x2="33.481cm" svg:y2="7.849cm">
          <text:p/>
        </draw:line>
        <draw:line draw:style-name="gr89" draw:text-style-name="P7" draw:layer="layout" svg:x1="26.203cm" svg:y1="9.033cm" svg:x2="24.867cm" svg:y2="7.849cm">
          <text:p/>
        </draw:line>
        <draw:line draw:style-name="gr89" draw:text-style-name="P7" draw:layer="layout" svg:x1="26.203cm" svg:y1="9.033cm" svg:x2="27.407cm" svg:y2="7.849cm">
          <text:p/>
        </draw:line>
        <presentation:notes draw:style-name="dp2">
          <draw:page-thumbnail draw:style-name="gr67" draw:layer="layout" svg:width="19.798cm" svg:height="11.136cm" svg:x="0.6cm" svg:y="2.257cm" draw:page-number="5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0" draw:text-style-name="P1" draw:layer="layout" svg:width="5.331cm" svg:height="1.575cm" svg:x="9.20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2.374cm" svg:y="9.83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5.88cm" svg:y="13.27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2cm" svg:y="9.83cm">
          <text:p text:style-name="P8"><text:span text:style-name="T3">4</text:span><text:span text:style-name="T3">6</text:span><text:span text:style-name="T3">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8.344cm" svg:y="13.27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4.532cm" svg:y="9.83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2.724cm" svg:y="13.27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4" draw:text-style-name="P7" draw:layer="layout" svg:x1="9.2cm" svg:y1="9.165cm" svg:x2="9.201cm" svg:y2="11.405cm">
          <text:p/>
        </draw:line>
        <draw:line draw:style-name="gr34" draw:text-style-name="P7" draw:layer="layout" svg:x1="14.567cm" svg:y1="9.183cm" svg:x2="14.567cm" svg:y2="12.318cm">
          <text:p/>
        </draw:line>
        <draw:line draw:style-name="gr34" draw:text-style-name="P7" draw:layer="layout" svg:x1="20.041cm" svg:y1="9.183cm" svg:x2="20.09cm" svg:y2="14.29cm">
          <text:p/>
        </draw:line>
        <draw:custom-shape draw:style-name="gr47" draw:text-style-name="P34" draw:layer="layout" svg:width="4.572cm" svg:height="1.575cm" svg:x="2.39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2.20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60" draw:text-style-name="P15" xml:id="id28" draw:id="id28" draw:layer="layout" svg:width="2.639cm" svg:height="2.138cm" svg:x="1.499cm" svg:y="12.843cm" draw:kind="arc" draw:start-angle="93.73" draw:end-angle="261.74">
          <text:p/>
        </draw:ellipse>
        <draw:ellipse draw:style-name="gr60" draw:text-style-name="P15" xml:id="id29" draw:id="id29" draw:layer="layout" svg:width="2.639cm" svg:height="2.138cm" svg:x="26.4cm" svg:y="12.843cm" draw:kind="arc" draw:start-angle="278.32" draw:end-angle="86.22">
          <text:p/>
        </draw:ellipse>
        <draw:connector draw:style-name="gr61" draw:text-style-name="P7" draw:layer="layout" draw:type="line" svg:x1="2.733cm" svg:y1="14.97cm" svg:x2="27.806cm" svg:y2="14.97cm" draw:start-shape="id28" draw:start-glue-point="2" draw:end-shape="id29" draw:end-glue-point="2" svg:d="M2733 14970h25073" svg:viewBox="0 0 25074 1">
          <text:p/>
        </draw:connector>
        <draw:frame draw:style-name="gr90" draw:text-style-name="P40" draw:layer="layout" svg:width="2.09cm" svg:height="0.828cm" svg:x="2.203cm" svg:y="13.499cm">
          <draw:text-box>
            <text:p text:style-name="P39"><text:span text:style-name="T2">pYPKa</text:span></text:p>
          </draw:text-box>
        </draw:frame>
        <draw:custom-shape draw:style-name="gr86" draw:text-style-name="P62" draw:layer="layout" svg:width="3.81cm" svg:height="1.016cm" svg:x="7.233cm" svg:y="6.729cm">
          <text:p text:style-name="P61"><text:span text:style-name="T36">promot</text:span><text:span text:style-name="T36">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7" draw:text-style-name="P63" draw:layer="layout" svg:width="4.316cm" svg:height="1.016cm" svg:x="18.111cm" svg:y="6.729cm">
          <text:p text:style-name="P61"><text:span text:style-name="T36">termi</text:span><text:span text:style-name="T36">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64" draw:layer="layout" svg:width="2.794cm" svg:height="1.036cm" svg:x="13.157cm" svg:y="6.709cm">
          <text:p text:style-name="P15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7" draw:layer="layout" svg:x1="9.165cm" svg:y1="9.183cm" svg:x2="7.387cm" svg:y2="7.999cm">
          <text:p/>
        </draw:line>
        <draw:line draw:style-name="gr89" draw:text-style-name="P7" draw:layer="layout" svg:x1="9.165cm" svg:y1="9.183cm" svg:x2="10.943cm" svg:y2="7.999cm">
          <text:p/>
        </draw:line>
        <draw:line draw:style-name="gr89" draw:text-style-name="P7" draw:layer="layout" svg:x1="20.065cm" svg:y1="9.183cm" svg:x2="18.287cm" svg:y2="7.999cm">
          <text:p/>
        </draw:line>
        <draw:line draw:style-name="gr89" draw:text-style-name="P7" draw:layer="layout" svg:x1="20.065cm" svg:y1="9.183cm" svg:x2="21.843cm" svg:y2="7.999cm">
          <text:p/>
        </draw:line>
        <draw:line draw:style-name="gr89" draw:text-style-name="P7" draw:layer="layout" svg:x1="14.565cm" svg:y1="9.183cm" svg:x2="13.229cm" svg:y2="7.999cm">
          <text:p/>
        </draw:line>
        <draw:line draw:style-name="gr89" draw:text-style-name="P7" draw:layer="layout" svg:x1="14.565cm" svg:y1="9.183cm" svg:x2="15.769cm" svg:y2="7.999cm">
          <text:p/>
        </draw:line>
        <presentation:notes draw:style-name="dp2">
          <draw:page-thumbnail draw:style-name="gr67" draw:layer="layout" svg:width="19.798cm" svg:height="11.136cm" svg:x="0.6cm" svg:y="2.257cm" draw:page-number="6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1">
          <draw:page-thumbnail draw:style-name="gr67" draw:layer="layout" svg:width="19.798cm" svg:height="11.136cm" svg:x="0.6cm" svg:y="2.257cm" draw:page-number="7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1" draw:text-style-name="P42" draw:layer="layout" svg:width="32.836cm" svg:height="14.221cm" svg:x="4.731cm" svg:y="4.954cm">
          <draw:text-box>
            <text:p><text:span text:style-name="T14">gttctga</text:span><text:span text:style-name="T14">tcctcga</text:span><text:span text:style-name="T14">gcatctt</text:span><text:span text:style-name="T14">aagaatt</text:span><text:span text:style-name="T14">cgtccca</text:span><text:span text:style-name="T14">cggtttg</text:span><text:span text:style-name="T14">tctagag</text:span><text:span text:style-name="T14">cagccga</text:span><text:span text:style-name="T14">caatctg</text:span><text:span text:style-name="T14">gccaatt</text:span><text:span text:style-name="T14">tcctgac</text:span><text:span text:style-name="T14">gggtaat</text:span><text:span text:style-name="T14">tttgatt</text:span><text:span text:style-name="T14">tg</text:span></text:p>
            <text:p><text:span text:style-name="T14"/></text:p>
            <text:p><text:span text:style-name="T14"/></text:p>
            <text:p><text:span text:style-name="T14"/></text:p>
            <text:p><text:span text:style-name="T14">catgccg</text:span><text:span text:style-name="T14">tccgggt</text:span><text:span text:style-name="T14">gagtcat</text:span><text:span text:style-name="T14">agcgtct</text:span><text:span text:style-name="T14">ggt</text:span><text:span text:style-name="T15">tgtt</text:span><text:span text:style-name="T15">ttgccag</text:span><text:span text:style-name="T15">attcagc</text:span><text:span text:style-name="T15">agagtct</text:span><text:span text:style-name="T15">gtgcaat</text:span><text:span text:style-name="T15">gcggccg</text:span><text:span text:style-name="T15">ctGAC</text:span><text:span text:style-name="T16">GT</text:span><text:span text:style-name="T16">Cgaggaa</text:span><text:span text:style-name="T16">cgccagg</text:span><text:span text:style-name="T16">tt</text:span></text:p>
            <text:p><text:span text:style-name="T16"/></text:p>
            <text:p><text:span text:style-name="T16"/></text:p>
            <text:p><text:span text:style-name="T16"/></text:p>
            <text:p><text:span text:style-name="T16">gcccact</text:span><text:span text:style-name="T16">ttctcac</text:span><text:span text:style-name="T16">tagtgac</text:span><text:span text:style-name="T16">ctgcagc</text:span><text:span text:style-name="T16">cGAC</text:span><text:span text:style-name="T17">GTG</text:span><text:span text:style-name="T17">ccatctg</text:span><text:span text:style-name="T17">tgcagac</text:span><text:span text:style-name="T17">aaacgca</text:span><text:span text:style-name="T17">tcagGAT</text:span><text:span text:style-name="T18">ATCcgga</text:span><text:span text:style-name="T18">tttacct</text:span><text:span text:style-name="T18">gaatcaa</text:span><text:span text:style-name="T18">ttggcga</text:span><text:span text:style-name="T18">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tttg</text:span><text:span text:style-name="T18">tacgaaa</text:span><text:span text:style-name="T18">tttcagc</text:span><text:span text:style-name="T18">cac</text:span><text:span text:style-name="T19">ttca</text:span><text:span text:style-name="T19">caggcgg</text:span><text:span text:style-name="T19">ttttcgc</text:span><text:span text:style-name="T19">acgtacc</text:span><text:span text:style-name="T19">catgcgc</text:span><text:span text:style-name="T19">tacgttc</text:span><text:span text:style-name="T19">ctggccc</text:span><text:span text:style-name="T19">tcttcaa</text:span><text:span text:style-name="T19">acaggcc</text:span><text:span text:style-name="T19">cagttcg</text:span><text:span text:style-name="T19">cc</text:span></text:p>
            <text:p><text:span text:style-name="T19"/></text:p>
            <text:p><text:span text:style-name="T19"/></text:p>
            <text:p><text:span text:style-name="T19"/></text:p>
            <text:p><text:span text:style-name="T19">aataaaa</text:span><text:span text:style-name="T19">tcaccct</text:span><text:span text:style-name="T19">gattcag</text:span><text:span text:style-name="T19">ataggag</text:span><text:span text:style-name="T19">aggatca</text:span><text:span text:style-name="T19">tttcttt</text:span><text:span text:style-name="T19">accctct</text:span><text:span text:style-name="T19">tcgtctt</text:span><text:span text:style-name="T19">tgatcag</text:span><text:span text:style-name="T19">cactgcc</text:span><text:span text:style-name="T19">acagagc</text:span><text:span text:style-name="T19">ctttaac</text:span><text:span text:style-name="T19">gatgtag</text:span><text:span text:style-name="T19">ta</text:span></text:p>
            <text:p><text:span text:style-name="T19"/></text:p>
            <text:p><text:span text:style-name="T19"/></text:p>
            <text:p><text:span text:style-name="T19"/></text:p>
            <text:p><text:span text:style-name="T19">cagcgtt</text:span><text:span text:style-name="T19">tccgctt</text:span><text:span text:style-name="T19">tttcacc</text:span><text:span text:style-name="T19">ctggtga</text:span><text:span text:style-name="T19">ataagcg</text:span><text:span text:style-name="T19">tgctctt</text:span><text:span text:style-name="T19">ggatggg</text:span><text:span text:style-name="T19">tacttat</text:span><text:span text:style-name="T19">gaatgtg</text:span><text:span text:style-name="T19">gcaatga</text:span><text:span text:style-name="T19">gacaaga</text:span><text:span text:style-name="T19">ac</text:span></text:p>
          </draw:text-box>
        </draw:frame>
        <draw:frame draw:style-name="gr41" draw:text-style-name="P43" draw:layer="layout" svg:width="7.936cm" svg:height="0.886cm" svg:x="24.111cm" svg:y="6.859cm">
          <draw:text-box>
            <text:p><text:span text:style-name="T4">Gtgcaat</text:span><text:span text:style-name="T4">gcggccg</text:span><text:span text:style-name="T4">ctGAC&gt;</text:span></text:p>
          </draw:text-box>
        </draw:frame>
        <draw:frame draw:style-name="gr69" draw:text-style-name="P43" draw:layer="layout" svg:width="11.522cm" svg:height="1.016cm" svg:x="4.715cm" svg:y="4.187cm">
          <draw:text-box>
            <text:p><text:span text:style-name="T4">gttctga</text:span><text:span text:style-name="T4">tcctcga</text:span><text:span text:style-name="T4">gcatctt</text:span><text:span text:style-name="T4">aagaatt</text:span><text:span text:style-name="T4">c&gt;</text:span></text:p>
          </draw:text-box>
        </draw:frame>
        <draw:frame draw:style-name="gr41" draw:text-style-name="P43" draw:layer="layout" svg:width="11.796cm" svg:height="0.886cm" svg:x="21.779cm" svg:y="19.198cm">
          <draw:text-box>
            <text:p><text:span text:style-name="T4">&lt;tgaata</text:span><text:span text:style-name="T4">cttacac</text:span><text:span text:style-name="T4">cgttact</text:span><text:span text:style-name="T4">ctgttct</text:span><text:span text:style-name="T4">tg</text:span></text:p>
          </draw:text-box>
        </draw:frame>
        <draw:frame draw:style-name="gr69" draw:text-style-name="P43" draw:layer="layout" svg:width="6.791cm" svg:height="1.016cm" svg:x="30.715cm" svg:y="6.097cm">
          <draw:text-box>
            <text:p><text:span text:style-name="T4">GTCgagg</text:span><text:span text:style-name="T4">aacgcca</text:span><text:span text:style-name="T4">ggtt</text:span></text:p>
          </draw:text-box>
        </draw:frame>
        <draw:frame draw:style-name="gr41" draw:text-style-name="P43" draw:layer="layout" svg:width="4.064cm" svg:height="0.886cm" svg:x="4.299cm" svg:y="9.275cm">
          <draw:text-box>
            <text:p><text:span text:style-name="T4"><text:s/></text:span><text:span text:style-name="T4">gcccact</text:span><text:span text:style-name="T4">&gt;</text:span></text:p>
          </draw:text-box>
        </draw:frame>
        <draw:frame draw:style-name="gr41" draw:text-style-name="P44" draw:layer="layout" svg:width="9.038cm" svg:height="0.886cm" svg:x="15.829cm" svg:y="9.302cm">
          <draw:text-box>
            <text:p><text:span text:style-name="T20">GTGccat</text:span><text:span text:style-name="T20">ctgtgca</text:span><text:span text:style-name="T20">gacaaac</text:span><text:span text:style-name="T20">g&gt;</text:span></text:p>
          </draw:text-box>
        </draw:frame>
        <draw:frame draw:style-name="gr41" draw:text-style-name="P44" draw:layer="layout" svg:width="9.058cm" svg:height="0.886cm" svg:x="7.555cm" svg:y="10.799cm">
          <draw:text-box>
            <text:p><text:span text:style-name="T20">&lt;gagtga</text:span><text:span text:style-name="T20">tcactgg</text:span><text:span text:style-name="T20">acgtcgg</text:span><text:span text:style-name="T20">CTG</text:span></text:p>
          </draw:text-box>
        </draw:frame>
        <draw:frame draw:style-name="gr41" draw:text-style-name="P44" draw:layer="layout" svg:width="11.884cm" svg:height="0.886cm" svg:x="17.561cm" svg:y="10.652cm">
          <draw:text-box>
            <text:p><text:span text:style-name="T20">&lt;agacac</text:span><text:span text:style-name="T20">gtctgtt</text:span><text:span text:style-name="T20">tgcgtag</text:span><text:span text:style-name="T20">tcCTA</text:span><text:span text:style-name="T21">AA</text:span><text:span text:style-name="T21">TTTA</text:span></text:p>
          </draw:text-box>
        </draw:frame>
        <draw:frame draw:style-name="gr41" draw:text-style-name="P44" draw:layer="layout" svg:width="11.004cm" svg:height="0.886cm" svg:x="26.315cm" svg:y="11.237cm">
          <draw:text-box>
            <text:p><text:span text:style-name="T20">&lt;taggcc</text:span><text:span text:style-name="T20">taaatgg</text:span><text:span text:style-name="T20">acttagt</text:span><text:span text:style-name="T20">taaccgc</text:span><text:span text:style-name="T20">tt</text:span></text:p>
          </draw:text-box>
        </draw:frame>
        <draw:custom-shape draw:style-name="gr14" draw:text-style-name="P9" draw:layer="layout" svg:width="1.778cm" svg:height="1.016cm" svg:x="8.357cm" svg:y="2.9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0.0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2.0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5.8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875cm" svg:y="8.3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1.5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8.3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1.6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0" draw:text-style-name="P7" draw:layer="layout" svg:x1="2.261cm" svg:y1="5.457cm" svg:x2="4.801cm" svg:y2="5.457cm">
          <text:p/>
        </draw:line>
        <draw:line draw:style-name="gr70" draw:text-style-name="P7" draw:layer="layout" svg:x1="32.541cm" svg:y1="18.765cm" svg:x2="35.081cm" svg:y2="18.765cm">
          <text:p/>
        </draw:line>
        <presentation:notes draw:style-name="dp2">
          <draw:page-thumbnail draw:style-name="gr67" draw:layer="layout" svg:width="19.798cm" svg:height="11.136cm" svg:x="0.6cm" svg:y="2.257cm" draw:page-number="8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2" draw:text-style-name="P42" draw:layer="layout" svg:width="32.836cm" svg:height="10.411cm" svg:x="4.471cm" svg:y="3.658cm">
          <draw:text-box>
            <text:p><text:span text:style-name="T14">gttctga</text:span><text:span text:style-name="T14">tcctcga</text:span><text:span text:style-name="T14">gcatctt</text:span><text:span text:style-name="T14">aagaatt</text:span><text:span text:style-name="T14">cgtccca</text:span><text:span text:style-name="T14">cggtttg</text:span><text:span text:style-name="T14">tctagag</text:span><text:span text:style-name="T14">cagccga</text:span><text:span text:style-name="T14">caatctg</text:span><text:span text:style-name="T14">gccaatt</text:span><text:span text:style-name="T14">tcctgac</text:span><text:span text:style-name="T14">gggtaat</text:span><text:span text:style-name="T14">tttgatt</text:span><text:span text:style-name="T14">tg</text:span></text:p>
            <text:p><text:span text:style-name="T14"/></text:p>
            <text:p><text:span text:style-name="T14"/></text:p>
            <text:p><text:span text:style-name="T14">catgccg</text:span><text:span text:style-name="T14">tccgggt</text:span><text:span text:style-name="T14">gagtcat</text:span><text:span text:style-name="T14">agcgtct</text:span><text:span text:style-name="T14">ggt</text:span><text:span text:style-name="T15">tgtt</text:span><text:span text:style-name="T15">ttgccag</text:span><text:span text:style-name="T15">attcagc</text:span><text:span text:style-name="T15">agagtct</text:span><text:span text:style-name="T15">gtgcaat</text:span><text:span text:style-name="T15">gcggccg</text:span><text:span text:style-name="T15">ctGAC</text:span><text:span text:style-name="T16">GT</text:span><text:span text:style-name="T16">Cgaggaa</text:span><text:span text:style-name="T16">cgccagg</text:span><text:span text:style-name="T16">tt</text:span></text:p>
            <text:p><text:span text:style-name="T16"/></text:p>
            <text:p><text:span text:style-name="T16"/></text:p>
            <text:p><text:span text:style-name="T16">gcccact</text:span><text:span text:style-name="T16">ttctcac</text:span><text:span text:style-name="T16">tagtgac</text:span><text:span text:style-name="T16">ctgcagc</text:span><text:span text:style-name="T16">cGAC</text:span><text:span text:style-name="T17">GTG</text:span><text:span text:style-name="T17">ccatctg</text:span><text:span text:style-name="T17">tgcagac</text:span><text:span text:style-name="T17">aaacgca</text:span><text:span text:style-name="T17">tcagGAT</text:span><text:span text:style-name="T18">ATCcgga</text:span><text:span text:style-name="T18">tttacct</text:span><text:span text:style-name="T18">gaatcaa</text:span><text:span text:style-name="T18">ttggcga</text:span><text:span text:style-name="T18">aa</text:span></text:p>
            <text:p><text:span text:style-name="T18"/></text:p>
            <text:p><text:span text:style-name="T18"/></text:p>
            <text:p><text:span text:style-name="T18">ttttttg</text:span><text:span text:style-name="T18">tacgaaa</text:span><text:span text:style-name="T18">tttcagc</text:span><text:span text:style-name="T18">cac</text:span><text:span text:style-name="T19">ttca</text:span><text:span text:style-name="T19">caggcgg</text:span><text:span text:style-name="T19">ttttcgc</text:span><text:span text:style-name="T19">acgtacc</text:span><text:span text:style-name="T19">catgcgc</text:span><text:span text:style-name="T19">tacgttc</text:span><text:span text:style-name="T19">ctggccc</text:span><text:span text:style-name="T19">tcttcaa</text:span><text:span text:style-name="T19">acaggcc</text:span><text:span text:style-name="T19">cagttcg</text:span><text:span text:style-name="T19">cc</text:span></text:p>
            <text:p><text:span text:style-name="T19"/></text:p>
            <text:p><text:span text:style-name="T19"/></text:p>
            <text:p><text:span text:style-name="T19">aataaaa</text:span><text:span text:style-name="T19">tcaccct</text:span><text:span text:style-name="T19">gattcag</text:span><text:span text:style-name="T19">ataggag</text:span><text:span text:style-name="T19">aggatca</text:span><text:span text:style-name="T19">tttcttt</text:span><text:span text:style-name="T19">accctct</text:span><text:span text:style-name="T19">tcgtctt</text:span><text:span text:style-name="T19">tgatcag</text:span><text:span text:style-name="T19">cactgcc</text:span><text:span text:style-name="T19">acagagc</text:span><text:span text:style-name="T19">ctttaac</text:span><text:span text:style-name="T19">gatgtag</text:span><text:span text:style-name="T19">ta</text:span></text:p>
            <text:p><text:span text:style-name="T19"/></text:p>
            <text:p><text:span text:style-name="T19"/></text:p>
            <text:p><text:span text:style-name="T19">cagcgtt</text:span><text:span text:style-name="T19">tccgctt</text:span><text:span text:style-name="T19">tttcacc</text:span><text:span text:style-name="T19">ctggtga</text:span><text:span text:style-name="T19">ataagcg</text:span><text:span text:style-name="T19">tgctctt</text:span><text:span text:style-name="T19">ggatggg</text:span><text:span text:style-name="T19">tacttat</text:span><text:span text:style-name="T19">gaatgtg</text:span><text:span text:style-name="T19">gcaatga</text:span><text:span text:style-name="T19">gacaaga</text:span><text:span text:style-name="T19">ac</text:span></text:p>
          </draw:text-box>
        </draw:frame>
        <draw:frame draw:style-name="gr76" draw:text-style-name="P58" draw:layer="layout" svg:width="33.02cm" svg:height="8.506cm" svg:x="4.709cm" svg:y="19.147cm">
          <draw:text-box>
            <text:p><text:span text:style-name="T28">gttctga</text:span><text:span text:style-name="T28">tcctcga</text:span><text:span text:style-name="T28">gcatctt</text:span><text:span text:style-name="T28">aagaatt</text:span><text:span text:style-name="T28">cgtccca</text:span><text:span text:style-name="T28">cggtttg</text:span><text:span text:style-name="T28">tctagag</text:span><text:span text:style-name="T28">cagccga</text:span><text:span text:style-name="T28">caatctg</text:span><text:span text:style-name="T28">gccaatt</text:span><text:span text:style-name="T28">tcctgac</text:span><text:span text:style-name="T28">gggtaat</text:span><text:span text:style-name="T28">tttgatt</text:span><text:span text:style-name="T28">tg</text:span></text:p>
            <text:p><text:span text:style-name="T28"/></text:p>
            <text:p><text:span text:style-name="T28"/></text:p>
            <text:p><text:span text:style-name="T28">catgccg</text:span><text:span text:style-name="T28">tccgggt</text:span><text:span text:style-name="T28">gagtcat</text:span><text:span text:style-name="T28">agcgtct</text:span><text:span text:style-name="T28">ggt</text:span><text:span text:style-name="T36">GACG</text:span><text:span text:style-name="T36">TCATGCG</text:span><text:span text:style-name="T36">CATGATA</text:span><text:span text:style-name="T36">TC</text:span><text:span text:style-name="T35">ttcac</text:span><text:span text:style-name="T35">aggcggt</text:span><text:span text:style-name="T35">tttcgca</text:span><text:span text:style-name="T35">cgtaccc</text:span><text:span text:style-name="T35">atgcgct</text:span><text:span text:style-name="T35">acgttcc</text:span><text:span text:style-name="T35">tg</text:span></text:p>
            <text:p><text:span text:style-name="T35"/></text:p>
            <text:p><text:span text:style-name="T35"/></text:p>
            <text:p><text:span text:style-name="T35">gccctct</text:span><text:span text:style-name="T35">tcaaaca</text:span><text:span text:style-name="T35">ggcccag</text:span><text:span text:style-name="T35">ttcgcca</text:span><text:span text:style-name="T35">ataaaat</text:span><text:span text:style-name="T35">caccctg</text:span><text:span text:style-name="T35">attcaga</text:span><text:span text:style-name="T35">taggaga</text:span><text:span text:style-name="T35">ggatcat</text:span><text:span text:style-name="T35">ttcttta</text:span><text:span text:style-name="T35">ccctctt</text:span><text:span text:style-name="T35">cgtcttt</text:span><text:span text:style-name="T35">gatcagc</text:span><text:span text:style-name="T35">ac</text:span></text:p>
            <text:p><text:span text:style-name="T35"/></text:p>
            <text:p><text:span text:style-name="T35"/></text:p>
            <text:p><text:span text:style-name="T35">tgccaca</text:span><text:span text:style-name="T35">gagcctt</text:span><text:span text:style-name="T35">taacgat</text:span><text:span text:style-name="T35">gtagtac</text:span><text:span text:style-name="T35">agcgttt</text:span><text:span text:style-name="T35">ccgcttt</text:span><text:span text:style-name="T35">ttcaccc</text:span><text:span text:style-name="T35">tggtgaa</text:span><text:span text:style-name="T35">taagcgt</text:span><text:span text:style-name="T35">gctcttg</text:span><text:span text:style-name="T35">gatgggt</text:span><text:span text:style-name="T35">acttatg</text:span><text:span text:style-name="T35">aatgtgg</text:span><text:span text:style-name="T35">ca</text:span></text:p>
            <text:p><text:span text:style-name="T35"/></text:p>
            <text:p><text:span text:style-name="T35"/></text:p>
            <text:p><text:span text:style-name="T35">atgagac</text:span><text:span text:style-name="T35">aagaac</text:span></text:p>
          </draw:text-box>
        </draw:frame>
        <draw:frame draw:style-name="gr41" draw:text-style-name="P43" draw:layer="layout" svg:width="7.366cm" svg:height="0.886cm" svg:x="23.659cm" svg:y="4.799cm">
          <draw:text-box>
            <text:p><text:span text:style-name="T4">gtgcaat</text:span><text:span text:style-name="T4">gcggccg</text:span><text:span text:style-name="T4">ctGAC</text:span></text:p>
          </draw:text-box>
        </draw:frame>
        <draw:frame draw:style-name="gr69" draw:text-style-name="P43" draw:layer="layout" svg:width="10.767cm" svg:height="1.016cm" svg:x="4.455cm" svg:y="2.891cm">
          <draw:text-box>
            <text:p><text:span text:style-name="T4">gttctga</text:span><text:span text:style-name="T4">tcctcga</text:span><text:span text:style-name="T4">gcatctt</text:span><text:span text:style-name="T4">aagaatt</text:span><text:span text:style-name="T4">c</text:span></text:p>
          </draw:text-box>
        </draw:frame>
        <draw:frame draw:style-name="gr69" draw:text-style-name="P43" draw:layer="layout" svg:width="10.767cm" svg:height="1.016cm" svg:x="4.709cm" svg:y="18.385cm">
          <draw:text-box>
            <text:p><text:span text:style-name="T4">gttctga</text:span><text:span text:style-name="T4">tcctcga</text:span><text:span text:style-name="T4">gcatctt</text:span><text:span text:style-name="T4">aagaatt</text:span><text:span text:style-name="T4">c</text:span></text:p>
          </draw:text-box>
        </draw:frame>
        <draw:frame draw:style-name="gr41" draw:text-style-name="P43" draw:layer="layout" svg:width="11.796cm" svg:height="0.886cm" svg:x="21.619cm" svg:y="13.902cm">
          <draw:text-box>
            <text:p><text:span text:style-name="T4">tgaatac</text:span><text:span text:style-name="T4">ttacacc</text:span><text:span text:style-name="T4">gttactc</text:span><text:span text:style-name="T4">tgttctt</text:span><text:span text:style-name="T4">g</text:span></text:p>
          </draw:text-box>
        </draw:frame>
        <draw:frame draw:style-name="gr93" draw:text-style-name="P43" draw:layer="layout" svg:width="6.35cm" svg:height="1.021cm" svg:x="31.471cm" svg:y="25.624cm">
          <draw:text-box>
            <text:p><text:span text:style-name="T4">tgaatac</text:span><text:span text:style-name="T4">ttacacc</text:span><text:span text:style-name="T4">gt</text:span></text:p>
          </draw:text-box>
        </draw:frame>
        <draw:frame draw:style-name="gr78" draw:text-style-name="P43" draw:layer="layout" svg:width="5.175cm" svg:height="1.134cm" svg:x="4.706cm" svg:y="27.543cm">
          <draw:text-box>
            <text:p><text:span text:style-name="T4">tactctg</text:span><text:span text:style-name="T4">ttcttg</text:span></text:p>
          </draw:text-box>
        </draw:frame>
        <draw:frame draw:style-name="gr69" draw:text-style-name="P43" draw:layer="layout" svg:width="6.791cm" svg:height="1.016cm" svg:x="30.455cm" svg:y="4.801cm">
          <draw:text-box>
            <text:p><text:span text:style-name="T4">GTCgagg</text:span><text:span text:style-name="T4">aacgcca</text:span><text:span text:style-name="T4">ggtt</text:span></text:p>
          </draw:text-box>
        </draw:frame>
        <draw:frame draw:style-name="gr69" draw:text-style-name="P43" draw:layer="layout" svg:width="3.302cm" svg:height="1.016cm" svg:x="4.039cm" svg:y="6.833cm">
          <draw:text-box>
            <text:p><text:span text:style-name="T4"><text:s/></text:span><text:span text:style-name="T4">gcccact</text:span></text:p>
          </draw:text-box>
        </draw:frame>
        <draw:frame draw:style-name="gr77" draw:text-style-name="P44" draw:layer="layout" svg:width="8.382cm" svg:height="1.013cm" svg:x="15.469cm" svg:y="6.906cm">
          <draw:text-box>
            <text:p><text:span text:style-name="T20">GTGccat</text:span><text:span text:style-name="T20">ctgtgca</text:span><text:span text:style-name="T20">gacaaac</text:span><text:span text:style-name="T20">g</text:span></text:p>
          </draw:text-box>
        </draw:frame>
        <draw:frame draw:style-name="gr41" draw:text-style-name="P44" draw:layer="layout" svg:width="8.55cm" svg:height="0.886cm" svg:x="7.427cm" svg:y="8.233cm">
          <draw:text-box>
            <text:p><text:span text:style-name="T20">gagtgat</text:span><text:span text:style-name="T20">cactgga</text:span><text:span text:style-name="T20">cgtcggC</text:span><text:span text:style-name="T20">TG</text:span></text:p>
          </draw:text-box>
        </draw:frame>
        <draw:frame draw:style-name="gr56" draw:text-style-name="P44" draw:layer="layout" svg:width="11.559cm" svg:height="0.963cm" svg:x="17.501cm" svg:y="8.156cm">
          <draw:text-box>
            <text:p><text:span text:style-name="T20">agacacg</text:span><text:span text:style-name="T20">tctgttt</text:span><text:span text:style-name="T20">gcgtagt</text:span><text:span text:style-name="T20">cCTA</text:span><text:span text:style-name="T21">AAT</text:span><text:span text:style-name="T21">TTA</text:span></text:p>
          </draw:text-box>
        </draw:frame>
        <draw:frame draw:style-name="gr41" draw:text-style-name="P44" draw:layer="layout" svg:width="11.72cm" svg:height="0.886cm" svg:x="26.355cm" svg:y="8.741cm">
          <draw:text-box>
            <text:p><text:span text:style-name="T20">taggcct</text:span><text:span text:style-name="T20">aaatgga</text:span><text:span text:style-name="T20">cttagtt</text:span><text:span text:style-name="T20">aaccgct</text:span><text:span text:style-name="T20">t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9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4" draw:text-style-name="P65" draw:layer="layout" svg:width="32.836cm" svg:height="4.061cm" svg:x="5.239cm" svg:y="6.071cm">
          <draw:text-box>
            <text:p><text:span text:style-name="T37">gttctga</text:span><text:span text:style-name="T37">tcctcga</text:span><text:span text:style-name="T37">gcatctt</text:span><text:span text:style-name="T37">aagaatt</text:span><text:span text:style-name="T37">c</text:span><text:span text:style-name="T38">gtccca</text:span><text:span text:style-name="T38">cggtttg</text:span><text:span text:style-name="T38">tctagag</text:span><text:span text:style-name="T38">cagccga</text:span><text:span text:style-name="T38">caatctg</text:span><text:span text:style-name="T38">gccaatt</text:span><text:span text:style-name="T38">tcctgac</text:span><text:span text:style-name="T38">gggtaat</text:span><text:span text:style-name="T38">tttgatt</text:span><text:span text:style-name="T38">tgcatgc</text:span><text:span text:style-name="T38">cgtccgg</text:span><text:span text:style-name="T38">gtgagtc</text:span><text:span text:style-name="T38">atagcgt</text:span><text:span text:style-name="T38">ctggt</text:span><text:span text:style-name="T39">tg</text:span><text:span text:style-name="T39">ttttgcc</text:span><text:span text:style-name="T39">agattca</text:span><text:span text:style-name="T39">gcagagt</text:span><text:span text:style-name="T39">ctgtgca</text:span><text:span text:style-name="T39">atgcggc</text:span><text:span text:style-name="T39">cgctGAC</text:span><text:span text:style-name="T40">GTCgagg</text:span><text:span text:style-name="T40">aacgcca</text:span><text:span text:style-name="T40">ggttgcc</text:span><text:span text:style-name="T40">cactttc</text:span><text:span text:style-name="T40">tcactag</text:span><text:span text:style-name="T40">tgacctg</text:span><text:span text:style-name="T40">cagccGA</text:span><text:span text:style-name="T40">C</text:span><text:span text:style-name="T41">GTGcca</text:span><text:span text:style-name="T41">tctgtgc</text:span><text:span text:style-name="T41">agacaaa</text:span><text:span text:style-name="T41">cgcatca</text:span><text:span text:style-name="T41">gGAT</text:span><text:span text:style-name="T42">ATC</text:span><text:span text:style-name="T42">cggattt</text:span><text:span text:style-name="T42">acctgaa</text:span><text:span text:style-name="T42">tcaattg</text:span><text:span text:style-name="T42">gcgaaat</text:span><text:span text:style-name="T42">tttttgt</text:span><text:span text:style-name="T42">acgaaat</text:span><text:span text:style-name="T42">ttcagcc</text:span><text:span text:style-name="T42">ac</text:span><text:span text:style-name="T43">ttcac</text:span><text:span text:style-name="T43">aggcggt</text:span><text:span text:style-name="T43">tttcgca</text:span><text:span text:style-name="T43">cgtaccc</text:span><text:span text:style-name="T43">atgcgct</text:span><text:span text:style-name="T43">acgttcc</text:span><text:span text:style-name="T43">tggccct</text:span><text:span text:style-name="T43">cttcaaa</text:span><text:span text:style-name="T43">caggccc</text:span><text:span text:style-name="T43">agttcgc</text:span><text:span text:style-name="T43">caataaa</text:span><text:span text:style-name="T43">atcaccc</text:span><text:span text:style-name="T43">tgattca</text:span><text:span text:style-name="T43">gatagga</text:span><text:span text:style-name="T43">gaggatc</text:span><text:span text:style-name="T43">atttctt</text:span><text:span text:style-name="T43">taccctc</text:span><text:span text:style-name="T43">ttcgtct</text:span><text:span text:style-name="T43">ttgatca</text:span><text:span text:style-name="T43">gcactgc</text:span><text:span text:style-name="T43">cacagag</text:span><text:span text:style-name="T43">cctttaa</text:span><text:span text:style-name="T43">cgatgta</text:span><text:span text:style-name="T43">gtacagc</text:span><text:span text:style-name="T43">gtttccg</text:span><text:span text:style-name="T43">ctttttc</text:span><text:span text:style-name="T43">accctgg</text:span><text:span text:style-name="T43">tgaataa</text:span><text:span text:style-name="T43">gcgtgct</text:span><text:span text:style-name="T43">cttggat</text:span><text:span text:style-name="T43">gggt</text:span><text:span text:style-name="T37">act</text:span><text:span text:style-name="T37">tatgaat</text:span><text:span text:style-name="T37">gtggcaa</text:span><text:span text:style-name="T37">tgagaca</text:span><text:span text:style-name="T37">agaac</text:span></text:p>
          </draw:text-box>
        </draw:frame>
        <draw:frame draw:style-name="gr95" draw:text-style-name="P58" draw:layer="layout" svg:width="33.02cm" svg:height="3.426cm" svg:x="5.055cm" svg:y="14.743cm">
          <draw:text-box>
            <text:p><text:span text:style-name="T36">gttctga</text:span><text:span text:style-name="T36">tcctcga</text:span><text:span text:style-name="T36">gcatctt</text:span><text:span text:style-name="T36">aagaatt</text:span><text:span text:style-name="T36">c</text:span><text:span text:style-name="T28">gtccca</text:span><text:span text:style-name="T28">cggtttg</text:span><text:span text:style-name="T28">tctagag</text:span><text:span text:style-name="T28">cagccga</text:span><text:span text:style-name="T28">caatctg</text:span><text:span text:style-name="T28">gccaatt</text:span><text:span text:style-name="T28">tcctgac</text:span><text:span text:style-name="T28">gggtaat</text:span><text:span text:style-name="T28">tttgatt</text:span><text:span text:style-name="T28">tgcatgc</text:span><text:span text:style-name="T28">cgtccgg</text:span><text:span text:style-name="T28">gtgagtc</text:span><text:span text:style-name="T28">atagcgt</text:span><text:span text:style-name="T28">ctggt</text:span><text:span text:style-name="T36">GA</text:span><text:span text:style-name="T36">CGTCATG</text:span><text:span text:style-name="T36">CGCATGA</text:span><text:span text:style-name="T36">TATC</text:span><text:span text:style-name="T35">ttc</text:span><text:span text:style-name="T35">acaggcg</text:span><text:span text:style-name="T35">gttttcg</text:span><text:span text:style-name="T35">cacgtac</text:span><text:span text:style-name="T35">ccatgcg</text:span><text:span text:style-name="T35">ctacgtt</text:span><text:span text:style-name="T35">cctggcc</text:span><text:span text:style-name="T35">ctcttca</text:span><text:span text:style-name="T35">aacaggc</text:span><text:span text:style-name="T35">ccagttc</text:span><text:span text:style-name="T35">gccaata</text:span><text:span text:style-name="T35">aaatcac</text:span><text:span text:style-name="T35">cctgatt</text:span><text:span text:style-name="T35">cagatag</text:span><text:span text:style-name="T35">gagagga</text:span><text:span text:style-name="T35">tcatttc</text:span><text:span text:style-name="T35">tttaccc</text:span><text:span text:style-name="T35">tcttcgt</text:span><text:span text:style-name="T35">ctttgat</text:span><text:span text:style-name="T35">cagcact</text:span><text:span text:style-name="T35">gccacag</text:span><text:span text:style-name="T35">agccttt</text:span><text:span text:style-name="T35">aacgatg</text:span><text:span text:style-name="T35">tagtaca</text:span><text:span text:style-name="T35">gcgtttc</text:span><text:span text:style-name="T35">cgctttt</text:span><text:span text:style-name="T35">tcaccct</text:span><text:span text:style-name="T35">ggtgaat</text:span><text:span text:style-name="T35">aagcgtg</text:span><text:span text:style-name="T35">ctcttgg</text:span><text:span text:style-name="T35">atgggt</text:span><text:span text:style-name="T36">a</text:span><text:span text:style-name="T36">cttatga</text:span><text:span text:style-name="T36">atgtggc</text:span><text:span text:style-name="T36">aatgaga</text:span><text:span text:style-name="T36">caagaac</text:span></text:p>
          </draw:text-box>
        </draw:frame>
        <draw:circle draw:style-name="gr96" draw:text-style-name="P15" draw:layer="layout" svg:width="4.318cm" svg:height="4.318cm" draw:transform="rotate (-3.14159265358979) translate (8.103cm 10.9cm)" draw:kind="arc" draw:start-angle="269.66" draw:end-angle="87.12">
          <text:p/>
        </draw:circle>
        <draw:ellipse draw:style-name="gr96" draw:text-style-name="P15" draw:layer="layout" svg:width="2.108cm" svg:height="1.209cm" draw:transform="rotate (0.0153588974175501) translate (31.83cm 9.704cm)" draw:kind="arc" draw:start-angle="269.66" draw:end-angle="87.12">
          <text:p/>
        </draw:ellipse>
        <draw:line draw:style-name="gr70" draw:text-style-name="P7" draw:layer="layout" svg:x1="5.563cm" svg:y1="10.897cm" svg:x2="32.995cm" svg:y2="10.897cm">
          <text:p/>
        </draw:line>
        <draw:ellipse draw:style-name="gr97" draw:text-style-name="P15" draw:layer="layout" svg:width="4.318cm" svg:height="3.742cm" draw:transform="rotate (-3.14159265358979) translate (7.303cm 19.025cm)" draw:kind="arc" draw:start-angle="269.66" draw:end-angle="87.12">
          <text:p/>
        </draw:ellipse>
        <draw:ellipse draw:style-name="gr97" draw:text-style-name="P15" draw:layer="layout" svg:width="2.108cm" svg:height="1.209cm" draw:transform="rotate (0.0153588974175501) translate (8.815cm 17.832cm)" draw:kind="arc" draw:start-angle="269.66" draw:end-angle="87.12">
          <text:p/>
        </draw:ellipse>
        <draw:line draw:style-name="gr80" draw:text-style-name="P7" draw:layer="layout" svg:x1="5.055cm" svg:y1="19.025cm" svg:x2="9.881cm" svg:y2="19.025cm">
          <text:p/>
        </draw:line>
        <presentation:notes draw:style-name="dp2">
          <draw:page-thumbnail draw:style-name="gr67" draw:layer="layout" svg:width="19.798cm" svg:height="11.136cm" svg:x="0.6cm" svg:y="2.257cm" draw:page-number="10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92" draw:text-style-name="P65" draw:layer="layout" svg:width="32.836cm" svg:height="10.411cm" svg:x="5.071cm" svg:y="1.758cm">
          <draw:text-box>
            <text:p><text:span text:style-name="T37">gttctga</text:span><text:span text:style-name="T37">tcctcga</text:span><text:span text:style-name="T37">gcatctt</text:span><text:span text:style-name="T37">aagaatt</text:span><text:span text:style-name="T37">c</text:span><text:span text:style-name="T38">gtccca</text:span><text:span text:style-name="T38">cggtttg</text:span><text:span text:style-name="T38">tctagag</text:span><text:span text:style-name="T38">cagccga</text:span><text:span text:style-name="T38">caatctg</text:span><text:span text:style-name="T38">gccaatt</text:span><text:span text:style-name="T38">tcctgac</text:span><text:span text:style-name="T38">gggtaat</text:span><text:span text:style-name="T38">tttgatt</text:span><text:span text:style-name="T38">tg</text:span></text:p>
            <text:p><text:span text:style-name="T38"/></text:p>
            <text:p><text:span text:style-name="T38"/></text:p>
            <text:p><text:span text:style-name="T38">catgccg</text:span><text:span text:style-name="T38">tccgggt</text:span><text:span text:style-name="T38">gagtcat</text:span><text:span text:style-name="T38">agcgtct</text:span><text:span text:style-name="T38">ggt</text:span><text:span text:style-name="T39">tgtt</text:span><text:span text:style-name="T39">ttgccag</text:span><text:span text:style-name="T39">attcagc</text:span><text:span text:style-name="T39">agagtct</text:span><text:span text:style-name="T39">gtgcaat</text:span><text:span text:style-name="T39">gcggccg</text:span><text:span text:style-name="T39">ctGAC</text:span><text:span text:style-name="T40">GT</text:span><text:span text:style-name="T40">Cgaggaa</text:span><text:span text:style-name="T40">cgccagg</text:span><text:span text:style-name="T40">tt</text:span></text:p>
            <text:p><text:span text:style-name="T40"/></text:p>
            <text:p><text:span text:style-name="T40"/></text:p>
            <text:p><text:span text:style-name="T40">gcccact</text:span><text:span text:style-name="T40">ttctcac</text:span><text:span text:style-name="T40">tagtgac</text:span><text:span text:style-name="T40">ctgcagc</text:span><text:span text:style-name="T40">cGAC</text:span><text:span text:style-name="T41">GTG</text:span><text:span text:style-name="T41">ccatctg</text:span><text:span text:style-name="T41">tgcagac</text:span><text:span text:style-name="T41">aaacgca</text:span><text:span text:style-name="T41">tcagGAT</text:span><text:span text:style-name="T42">ATCcgga</text:span><text:span text:style-name="T42">tttacct</text:span><text:span text:style-name="T42">gaatcaa</text:span><text:span text:style-name="T42">ttggcga</text:span><text:span text:style-name="T42">aa</text:span></text:p>
            <text:p><text:span text:style-name="T42"/></text:p>
            <text:p><text:span text:style-name="T42"/></text:p>
            <text:p><text:span text:style-name="T42">ttttttg</text:span><text:span text:style-name="T42">tacgaaa</text:span><text:span text:style-name="T42">tttcagc</text:span><text:span text:style-name="T42">cac</text:span><text:span text:style-name="T43">ttca</text:span><text:span text:style-name="T43">caggcgg</text:span><text:span text:style-name="T43">ttttcgc</text:span><text:span text:style-name="T43">acgtacc</text:span><text:span text:style-name="T43">catgcgc</text:span><text:span text:style-name="T43">tacgttc</text:span><text:span text:style-name="T43">ctggccc</text:span><text:span text:style-name="T43">tcttcaa</text:span><text:span text:style-name="T43">acaggcc</text:span><text:span text:style-name="T43">cagttcg</text:span><text:span text:style-name="T43">cc</text:span></text:p>
            <text:p><text:span text:style-name="T43"/></text:p>
            <text:p><text:span text:style-name="T43"/></text:p>
            <text:p><text:span text:style-name="T43">aataaaa</text:span><text:span text:style-name="T43">tcaccct</text:span><text:span text:style-name="T43">gattcag</text:span><text:span text:style-name="T43">ataggag</text:span><text:span text:style-name="T43">aggatca</text:span><text:span text:style-name="T43">tttcttt</text:span><text:span text:style-name="T43">accctct</text:span><text:span text:style-name="T43">tcgtctt</text:span><text:span text:style-name="T43">tgatcag</text:span><text:span text:style-name="T43">cactgcc</text:span><text:span text:style-name="T43">acagagc</text:span><text:span text:style-name="T43">ctttaac</text:span><text:span text:style-name="T43">gatgtag</text:span><text:span text:style-name="T43">ta</text:span></text:p>
            <text:p><text:span text:style-name="T43"/></text:p>
            <text:p><text:span text:style-name="T43"/></text:p>
            <text:p><text:span text:style-name="T43">cagcgtt</text:span><text:span text:style-name="T43">tccgctt</text:span><text:span text:style-name="T43">tttcacc</text:span><text:span text:style-name="T43">ctggtga</text:span><text:span text:style-name="T43">ataagcg</text:span><text:span text:style-name="T43">tgctctt</text:span><text:span text:style-name="T43">ggatggg</text:span><text:span text:style-name="T43">t</text:span><text:span text:style-name="T37">acttat</text:span><text:span text:style-name="T37">gaatgtg</text:span><text:span text:style-name="T37">gcaatga</text:span><text:span text:style-name="T37">gacaaga</text:span><text:span text:style-name="T37">ac</text:span></text:p>
          </draw:text-box>
        </draw:frame>
        <draw:frame draw:style-name="gr76" draw:text-style-name="P58" draw:layer="layout" svg:width="33.02cm" svg:height="8.506cm" svg:x="5.309cm" svg:y="17.247cm">
          <draw:text-box>
            <text:p><text:span text:style-name="T36">gttctga</text:span><text:span text:style-name="T36">tcctcga</text:span><text:span text:style-name="T36">gcatctt</text:span><text:span text:style-name="T36">aagaatt</text:span><text:span text:style-name="T36">c</text:span><text:span text:style-name="T28">gtccca</text:span><text:span text:style-name="T28">cggtttg</text:span><text:span text:style-name="T28">tctagag</text:span><text:span text:style-name="T28">cagccga</text:span><text:span text:style-name="T28">caatctg</text:span><text:span text:style-name="T28">gccaatt</text:span><text:span text:style-name="T28">tcctgac</text:span><text:span text:style-name="T28">gggtaat</text:span><text:span text:style-name="T28">tttgatt</text:span><text:span text:style-name="T28">tg</text:span></text:p>
            <text:p><text:span text:style-name="T28"/></text:p>
            <text:p><text:span text:style-name="T28"/></text:p>
            <text:p><text:span text:style-name="T28">catgccg</text:span><text:span text:style-name="T28">tccgggt</text:span><text:span text:style-name="T28">gagtcat</text:span><text:span text:style-name="T28">agcgtct</text:span><text:span text:style-name="T28">ggt</text:span><text:span text:style-name="T36">GACG</text:span><text:span text:style-name="T36">TCATGCG</text:span><text:span text:style-name="T36">CATGATA</text:span><text:span text:style-name="T36">TC</text:span><text:span text:style-name="T35">ttcac</text:span><text:span text:style-name="T35">aggcggt</text:span><text:span text:style-name="T35">tttcgca</text:span><text:span text:style-name="T35">cgtaccc</text:span><text:span text:style-name="T35">atgcgct</text:span><text:span text:style-name="T35">acgttcc</text:span><text:span text:style-name="T35">tg</text:span></text:p>
            <text:p><text:span text:style-name="T35"/></text:p>
            <text:p><text:span text:style-name="T35"/></text:p>
            <text:p><text:span text:style-name="T35">gccctct</text:span><text:span text:style-name="T35">tcaaaca</text:span><text:span text:style-name="T35">ggcccag</text:span><text:span text:style-name="T35">ttcgcca</text:span><text:span text:style-name="T35">ataaaat</text:span><text:span text:style-name="T35">caccctg</text:span><text:span text:style-name="T35">attcaga</text:span><text:span text:style-name="T35">taggaga</text:span><text:span text:style-name="T35">ggatcat</text:span><text:span text:style-name="T35">ttcttta</text:span><text:span text:style-name="T35">ccctctt</text:span><text:span text:style-name="T35">cgtcttt</text:span><text:span text:style-name="T35">gatcagc</text:span><text:span text:style-name="T35">ac</text:span></text:p>
            <text:p><text:span text:style-name="T35"/></text:p>
            <text:p><text:span text:style-name="T35"/></text:p>
            <text:p><text:span text:style-name="T35">tgccaca</text:span><text:span text:style-name="T35">gagcctt</text:span><text:span text:style-name="T35">taacgat</text:span><text:span text:style-name="T35">gtagtac</text:span><text:span text:style-name="T35">agcgttt</text:span><text:span text:style-name="T35">ccgcttt</text:span><text:span text:style-name="T35">ttcaccc</text:span><text:span text:style-name="T35">tggtgaa</text:span><text:span text:style-name="T35">taagcgt</text:span><text:span text:style-name="T35">gctcttg</text:span><text:span text:style-name="T35">gatgggt</text:span><text:span text:style-name="T36">acttatg</text:span><text:span text:style-name="T36">aatgtgg</text:span><text:span text:style-name="T36">ca</text:span></text:p>
            <text:p><text:span text:style-name="T36"/></text:p>
            <text:p><text:span text:style-name="T36"/></text:p>
            <text:p><text:span text:style-name="T36">atgagac</text:span><text:span text:style-name="T36">aagaac</text:span></text:p>
          </draw:text-box>
        </draw:frame>
        <draw:line draw:style-name="gr98" draw:text-style-name="P7" draw:layer="layout" svg:x1="5.263cm" svg:y1="2.593cm" svg:x2="15.423cm" svg:y2="2.593cm">
          <text:p/>
        </draw:line>
        <draw:line draw:style-name="gr98" draw:text-style-name="P7" draw:layer="layout" svg:x1="5.263cm" svg:y1="2.593cm" svg:x2="15.423cm" svg:y2="2.593cm">
          <text:p/>
        </draw:line>
        <draw:line draw:style-name="gr98" draw:text-style-name="P7" draw:layer="layout" svg:x1="32.695cm" svg:y1="12.499cm" svg:x2="22.789cm" svg:y2="12.499cm">
          <text:p/>
        </draw:line>
        <draw:line draw:style-name="gr98" draw:text-style-name="P7" draw:layer="layout" svg:x1="37.567cm" svg:y1="24.105cm" svg:x2="32.233cm" svg:y2="24.105cm">
          <text:p/>
        </draw:line>
        <draw:line draw:style-name="gr72" draw:text-style-name="P7" draw:layer="layout" svg:x1="5.563cm" svg:y1="25.883cm" svg:x2="10.135cm" svg:y2="25.883cm">
          <text:p/>
        </draw:line>
        <draw:line draw:style-name="gr98" draw:text-style-name="P7" draw:layer="layout" svg:x1="5.463cm" svg:y1="18.193cm" svg:x2="15.623cm" svg:y2="18.193cm">
          <text:p/>
        </draw:line>
        <draw:frame draw:style-name="gr41" draw:text-style-name="P44" draw:layer="layout" svg:width="7.366cm" svg:height="0.886cm" svg:x="24.359cm" svg:y="2.899cm">
          <draw:text-box>
            <text:p><text:span text:style-name="T20">gtgcaat</text:span><text:span text:style-name="T20">gcggccg</text:span><text:span text:style-name="T20">ctGAC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11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2-04-25T19:54:22.828212195</dc:date>
    <meta:editing-duration>P1DT19H8M56S</meta:editing-duration>
    <meta:editing-cycles>67</meta:editing-cycles>
    <meta:generator>LibreOffice/7.3.2.2$Linux_X86_64 LibreOffice_project/30$Build-2</meta:generator>
    <dc:creator>Björn Johansson</dc:creator>
    <meta:document-statistic meta:object-count="359"/>
  </office:meta>
</office:document-meta>
</file>